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ec09" officeooo:paragraph-rsid="000dec09" style:font-weight-asian="bold" style:font-weight-complex="bold"/>
    </style:style>
    <style:style style:name="P2" style:family="paragraph" style:parent-style-name="Standard">
      <style:text-properties fo:font-weight="bold" officeooo:rsid="00100590" officeooo:paragraph-rsid="00100590" style:font-weight-asian="bold" style:font-weight-complex="bold"/>
    </style:style>
    <style:style style:name="P3" style:family="paragraph" style:parent-style-name="Standard">
      <style:text-properties fo:font-weight="bold" officeooo:rsid="0011340f" officeooo:paragraph-rsid="0011340f" style:font-weight-asian="bold" style:font-weight-complex="bold"/>
    </style:style>
    <style:style style:name="P4" style:family="paragraph" style:parent-style-name="Standard">
      <style:text-properties fo:font-weight="bold" officeooo:rsid="00122cb7" officeooo:paragraph-rsid="00122cb7" style:font-weight-asian="bold" style:font-weight-complex="bold"/>
    </style:style>
    <style:style style:name="P5" style:family="paragraph" style:parent-style-name="Standard">
      <style:text-properties fo:font-weight="bold" officeooo:rsid="0017d3c2" officeooo:paragraph-rsid="0017d3c2" style:font-weight-asian="bold" style:font-weight-complex="bold"/>
    </style:style>
    <style:style style:name="P6" style:family="paragraph" style:parent-style-name="Standard">
      <style:text-properties fo:font-weight="bold" officeooo:rsid="00189da7" officeooo:paragraph-rsid="00189da7" style:font-weight-asian="bold" style:font-weight-complex="bold"/>
    </style:style>
    <style:style style:name="P7" style:family="paragraph" style:parent-style-name="Standard">
      <style:text-properties fo:font-weight="bold" officeooo:rsid="001ba038" officeooo:paragraph-rsid="001ba038" style:font-weight-asian="bold" style:font-weight-complex="bold"/>
    </style:style>
    <style:style style:name="P8" style:family="paragraph" style:parent-style-name="Standard">
      <style:text-properties fo:font-weight="bold" officeooo:rsid="001db5ac" officeooo:paragraph-rsid="001db5ac" style:font-weight-asian="bold" style:font-weight-complex="bold"/>
    </style:style>
    <style:style style:name="P9" style:family="paragraph" style:parent-style-name="Standard">
      <style:text-properties fo:font-weight="bold" officeooo:rsid="001f5969" officeooo:paragraph-rsid="001f5969" style:font-weight-asian="bold" style:font-weight-complex="bold"/>
    </style:style>
    <style:style style:name="P10" style:family="paragraph" style:parent-style-name="Standard">
      <style:text-properties fo:font-weight="bold" officeooo:rsid="00207bbf" officeooo:paragraph-rsid="00207bbf" style:font-weight-asian="bold" style:font-weight-complex="bold"/>
    </style:style>
    <style:style style:name="P11" style:family="paragraph" style:parent-style-name="Standard">
      <style:text-properties fo:font-weight="bold" officeooo:rsid="00220d24" officeooo:paragraph-rsid="00220d24" style:font-weight-asian="bold" style:font-weight-complex="bold"/>
    </style:style>
    <style:style style:name="P12" style:family="paragraph" style:parent-style-name="Standard">
      <style:text-properties fo:font-weight="bold" officeooo:rsid="0027e254" officeooo:paragraph-rsid="0027e254" style:font-weight-asian="bold" style:font-weight-complex="bold"/>
    </style:style>
    <style:style style:name="P13" style:family="paragraph" style:parent-style-name="Standard">
      <style:text-properties fo:font-weight="bold" officeooo:rsid="002a4b80" officeooo:paragraph-rsid="002a4b80" style:font-weight-asian="bold" style:font-weight-complex="bold"/>
    </style:style>
    <style:style style:name="P14" style:family="paragraph" style:parent-style-name="Standard">
      <style:text-properties fo:font-weight="bold" officeooo:rsid="002c6159" officeooo:paragraph-rsid="002c6159" style:font-weight-asian="bold" style:font-weight-complex="bold"/>
    </style:style>
    <style:style style:name="P15" style:family="paragraph" style:parent-style-name="Standard">
      <style:text-properties fo:font-weight="bold" officeooo:rsid="002e2021" officeooo:paragraph-rsid="002e2021" style:font-weight-asian="bold" style:font-weight-complex="bold"/>
    </style:style>
    <style:style style:name="P16" style:family="paragraph" style:parent-style-name="Standard">
      <style:text-properties fo:font-weight="bold" officeooo:rsid="002f81ba" officeooo:paragraph-rsid="002f81ba" style:font-weight-asian="bold" style:font-weight-complex="bold"/>
    </style:style>
    <style:style style:name="P17" style:family="paragraph" style:parent-style-name="Standard">
      <style:text-properties fo:font-weight="bold" officeooo:rsid="00369382" officeooo:paragraph-rsid="00369382" style:font-weight-asian="bold" style:font-weight-complex="bold"/>
    </style:style>
    <style:style style:name="P18" style:family="paragraph" style:parent-style-name="Standard">
      <style:text-properties fo:font-weight="bold" officeooo:rsid="00388808" officeooo:paragraph-rsid="00388808" style:font-weight-asian="bold" style:font-weight-complex="bold"/>
    </style:style>
    <style:style style:name="P19" style:family="paragraph" style:parent-style-name="Standard">
      <style:text-properties fo:font-weight="bold" officeooo:rsid="003a58c4" officeooo:paragraph-rsid="003a58c4" style:font-weight-asian="bold" style:font-weight-complex="bold"/>
    </style:style>
    <style:style style:name="P20" style:family="paragraph" style:parent-style-name="Standard">
      <style:text-properties fo:font-weight="bold" officeooo:rsid="003baf48" officeooo:paragraph-rsid="003baf48" style:font-weight-asian="bold" style:font-weight-complex="bold"/>
    </style:style>
    <style:style style:name="P21" style:family="paragraph" style:parent-style-name="Standard">
      <style:text-properties fo:font-weight="bold" officeooo:rsid="003e0af5" officeooo:paragraph-rsid="003e0af5" style:font-weight-asian="bold" style:font-weight-complex="bold"/>
    </style:style>
    <style:style style:name="P22" style:family="paragraph" style:parent-style-name="Standard">
      <style:text-properties fo:font-weight="bold" officeooo:rsid="003eb95f" officeooo:paragraph-rsid="003eb95f" style:font-weight-asian="bold" style:font-weight-complex="bold"/>
    </style:style>
    <style:style style:name="P23" style:family="paragraph" style:parent-style-name="Standard">
      <style:text-properties fo:font-weight="bold" officeooo:rsid="003eed76" officeooo:paragraph-rsid="003eed76" style:font-weight-asian="bold" style:font-weight-complex="bold"/>
    </style:style>
    <style:style style:name="P24" style:family="paragraph" style:parent-style-name="Standard">
      <style:text-properties fo:font-weight="bold" officeooo:rsid="00409c4b" officeooo:paragraph-rsid="00409c4b" style:font-weight-asian="bold" style:font-weight-complex="bold"/>
    </style:style>
    <style:style style:name="P25" style:family="paragraph" style:parent-style-name="Standard">
      <style:text-properties fo:font-weight="bold" officeooo:rsid="0040ae28" officeooo:paragraph-rsid="0040ae28" style:font-weight-asian="bold" style:font-weight-complex="bold"/>
    </style:style>
    <style:style style:name="P26" style:family="paragraph" style:parent-style-name="Standard">
      <style:text-properties fo:font-weight="bold" officeooo:rsid="00421dcf" officeooo:paragraph-rsid="00421dcf" style:font-weight-asian="bold" style:font-weight-complex="bold"/>
    </style:style>
    <style:style style:name="P27" style:family="paragraph" style:parent-style-name="Standard">
      <style:text-properties fo:font-weight="bold" officeooo:rsid="00451715" officeooo:paragraph-rsid="00451715" style:font-weight-asian="bold" style:font-weight-complex="bold"/>
    </style:style>
    <style:style style:name="P28" style:family="paragraph" style:parent-style-name="Standard">
      <style:text-properties fo:font-weight="bold" officeooo:rsid="0045456c" officeooo:paragraph-rsid="0045456c" style:font-weight-asian="bold" style:font-weight-complex="bold"/>
    </style:style>
    <style:style style:name="P29" style:family="paragraph" style:parent-style-name="Standard">
      <style:text-properties fo:font-weight="bold" officeooo:rsid="0046aaa6" officeooo:paragraph-rsid="0046aaa6" style:font-weight-asian="bold" style:font-weight-complex="bold"/>
    </style:style>
    <style:style style:name="P30" style:family="paragraph" style:parent-style-name="Standard">
      <style:text-properties fo:font-weight="bold" officeooo:rsid="004bb69a" officeooo:paragraph-rsid="004bb69a" style:font-weight-asian="bold" style:font-weight-complex="bold"/>
    </style:style>
    <style:style style:name="P31" style:family="paragraph" style:parent-style-name="Standard">
      <style:text-properties fo:font-weight="bold" officeooo:rsid="004bf222" officeooo:paragraph-rsid="004bf222" style:font-weight-asian="bold" style:font-weight-complex="bold"/>
    </style:style>
    <style:style style:name="P32" style:family="paragraph" style:parent-style-name="Standard">
      <style:text-properties fo:font-weight="bold" officeooo:rsid="004c8856" officeooo:paragraph-rsid="004c8856" style:font-weight-asian="bold" style:font-weight-complex="bold"/>
    </style:style>
    <style:style style:name="P33" style:family="paragraph" style:parent-style-name="Standard">
      <style:text-properties fo:font-weight="bold" officeooo:rsid="004fd0da" officeooo:paragraph-rsid="004fd0da" style:font-weight-asian="bold" style:font-weight-complex="bold"/>
    </style:style>
    <style:style style:name="P34" style:family="paragraph" style:parent-style-name="Standard">
      <style:text-properties fo:font-weight="bold" officeooo:rsid="00505c73" officeooo:paragraph-rsid="00505c73" style:font-weight-asian="bold" style:font-weight-complex="bold"/>
    </style:style>
    <style:style style:name="P35" style:family="paragraph" style:parent-style-name="Standard">
      <style:text-properties fo:font-weight="bold" officeooo:rsid="00520471" officeooo:paragraph-rsid="00520471" style:font-weight-asian="bold" style:font-weight-complex="bold"/>
    </style:style>
    <style:style style:name="P36" style:family="paragraph" style:parent-style-name="Standard">
      <style:text-properties fo:font-weight="bold" officeooo:rsid="006a9f2b" officeooo:paragraph-rsid="006a9f2b" style:font-weight-asian="bold" style:font-weight-complex="bold"/>
    </style:style>
    <style:style style:name="P37" style:family="paragraph" style:parent-style-name="Standard">
      <style:text-properties fo:font-weight="bold" officeooo:rsid="006bd3b7" officeooo:paragraph-rsid="006bd3b7" style:font-weight-asian="bold" style:font-weight-complex="bold"/>
    </style:style>
    <style:style style:name="P38" style:family="paragraph" style:parent-style-name="Standard">
      <style:text-properties fo:font-weight="bold" officeooo:rsid="006f0102" officeooo:paragraph-rsid="006f0102" style:font-weight-asian="bold" style:font-weight-complex="bold"/>
    </style:style>
    <style:style style:name="P39" style:family="paragraph" style:parent-style-name="Standard">
      <style:text-properties fo:font-weight="bold" officeooo:rsid="00701a60" officeooo:paragraph-rsid="00701a60" style:font-weight-asian="bold" style:font-weight-complex="bold"/>
    </style:style>
    <style:style style:name="P40" style:family="paragraph" style:parent-style-name="Standard">
      <style:text-properties fo:font-weight="bold" officeooo:rsid="00707b40" officeooo:paragraph-rsid="00707b40" style:font-weight-asian="bold" style:font-weight-complex="bold"/>
    </style:style>
    <style:style style:name="P41" style:family="paragraph" style:parent-style-name="Standard">
      <style:text-properties fo:font-weight="bold" officeooo:rsid="0072008f" officeooo:paragraph-rsid="0072008f" style:font-weight-asian="bold" style:font-weight-complex="bold"/>
    </style:style>
    <style:style style:name="P42" style:family="paragraph" style:parent-style-name="Standard">
      <style:text-properties fo:font-weight="bold" officeooo:rsid="007337e3" officeooo:paragraph-rsid="007337e3" style:font-weight-asian="bold" style:font-weight-complex="bold"/>
    </style:style>
    <style:style style:name="P43" style:family="paragraph" style:parent-style-name="Standard">
      <style:text-properties fo:font-weight="bold" officeooo:rsid="007539f0" officeooo:paragraph-rsid="007539f0" style:font-weight-asian="bold" style:font-weight-complex="bold"/>
    </style:style>
    <style:style style:name="P44" style:family="paragraph" style:parent-style-name="Standard">
      <style:text-properties fo:font-weight="bold" officeooo:rsid="00780b79" officeooo:paragraph-rsid="00780b79" style:font-weight-asian="bold" style:font-weight-complex="bold"/>
    </style:style>
    <style:style style:name="P45" style:family="paragraph" style:parent-style-name="Standard">
      <style:text-properties fo:font-weight="bold" officeooo:rsid="007a1a9f" officeooo:paragraph-rsid="007a1a9f" style:font-weight-asian="bold" style:font-weight-complex="bold"/>
    </style:style>
    <style:style style:name="P46" style:family="paragraph" style:parent-style-name="Standard">
      <style:text-properties fo:font-weight="bold" officeooo:rsid="007ef611" officeooo:paragraph-rsid="007ef611" style:font-weight-asian="bold" style:font-weight-complex="bold"/>
    </style:style>
    <style:style style:name="P47" style:family="paragraph" style:parent-style-name="Standard">
      <style:text-properties fo:font-weight="bold" officeooo:rsid="007fb5d9" officeooo:paragraph-rsid="007fb5d9" style:font-weight-asian="bold" style:font-weight-complex="bold"/>
    </style:style>
    <style:style style:name="P48" style:family="paragraph" style:parent-style-name="Standard">
      <style:text-properties fo:font-weight="bold" officeooo:rsid="00836fe2" officeooo:paragraph-rsid="00836fe2" style:font-weight-asian="bold" style:font-weight-complex="bold"/>
    </style:style>
    <style:style style:name="P49" style:family="paragraph" style:parent-style-name="Standard">
      <style:text-properties fo:font-weight="bold" officeooo:rsid="0084d0fc" officeooo:paragraph-rsid="0084d0fc" style:font-weight-asian="bold" style:font-weight-complex="bold"/>
    </style:style>
    <style:style style:name="P50" style:family="paragraph" style:parent-style-name="Standard">
      <style:text-properties fo:font-weight="bold" officeooo:rsid="0088047a" officeooo:paragraph-rsid="0088047a" style:font-weight-asian="bold" style:font-weight-complex="bold"/>
    </style:style>
    <style:style style:name="P51" style:family="paragraph" style:parent-style-name="Standard">
      <style:text-properties fo:font-weight="bold" officeooo:rsid="00b6f65b" officeooo:paragraph-rsid="00b6f65b" style:font-weight-asian="bold" style:font-weight-complex="bold"/>
    </style:style>
    <style:style style:name="P52" style:family="paragraph" style:parent-style-name="Standard">
      <style:text-properties fo:font-weight="bold" officeooo:rsid="00b8c57d" officeooo:paragraph-rsid="00b8c57d" style:font-weight-asian="bold" style:font-weight-complex="bold"/>
    </style:style>
    <style:style style:name="P53" style:family="paragraph" style:parent-style-name="Standard">
      <style:text-properties fo:font-weight="bold" officeooo:rsid="00b94cb8" officeooo:paragraph-rsid="00b94cb8" style:font-weight-asian="bold" style:font-weight-complex="bold"/>
    </style:style>
    <style:style style:name="P54" style:family="paragraph" style:parent-style-name="Standard">
      <style:text-properties fo:font-weight="bold" officeooo:rsid="00b94cb8" officeooo:paragraph-rsid="00baf7b9" style:font-weight-asian="bold" style:font-weight-complex="bold"/>
    </style:style>
    <style:style style:name="P55" style:family="paragraph" style:parent-style-name="Standard">
      <style:text-properties fo:font-weight="bold" officeooo:rsid="00bcba51" officeooo:paragraph-rsid="00bcba51" style:font-weight-asian="bold" style:font-weight-complex="bold"/>
    </style:style>
    <style:style style:name="P56" style:family="paragraph" style:parent-style-name="Standard">
      <style:text-properties fo:font-weight="bold" officeooo:rsid="00bdc939" officeooo:paragraph-rsid="00bdc939" style:font-weight-asian="bold" style:font-weight-complex="bold"/>
    </style:style>
    <style:style style:name="P57" style:family="paragraph" style:parent-style-name="Standard">
      <style:text-properties fo:font-weight="normal" style:font-weight-asian="normal" style:font-weight-complex="normal"/>
    </style:style>
    <style:style style:name="P58" style:family="paragraph" style:parent-style-name="Standard">
      <style:text-properties fo:font-weight="normal" officeooo:rsid="000dec09" officeooo:paragraph-rsid="000dec09" style:font-weight-asian="normal" style:font-weight-complex="normal"/>
    </style:style>
    <style:style style:name="P59" style:family="paragraph" style:parent-style-name="Standard">
      <style:text-properties fo:font-weight="normal" officeooo:rsid="00100590" officeooo:paragraph-rsid="00100590" style:font-weight-asian="normal" style:font-weight-complex="normal"/>
    </style:style>
    <style:style style:name="P60" style:family="paragraph" style:parent-style-name="Standard">
      <style:text-properties fo:font-weight="normal" officeooo:rsid="0011340f" officeooo:paragraph-rsid="0011340f" style:font-weight-asian="normal" style:font-weight-complex="normal"/>
    </style:style>
    <style:style style:name="P61" style:family="paragraph" style:parent-style-name="Standard">
      <style:text-properties fo:font-weight="normal" officeooo:rsid="00122cb7" officeooo:paragraph-rsid="00122cb7" style:font-weight-asian="normal" style:font-weight-complex="normal"/>
    </style:style>
    <style:style style:name="P62" style:family="paragraph" style:parent-style-name="Standard">
      <style:text-properties fo:font-weight="normal" officeooo:rsid="00122cb7" officeooo:paragraph-rsid="0013eccb" style:font-weight-asian="normal" style:font-weight-complex="normal"/>
    </style:style>
    <style:style style:name="P63" style:family="paragraph" style:parent-style-name="Standard">
      <style:text-properties fo:font-weight="normal" officeooo:rsid="0017d3c2" officeooo:paragraph-rsid="0017d3c2" style:font-weight-asian="normal" style:font-weight-complex="normal"/>
    </style:style>
    <style:style style:name="P64" style:family="paragraph" style:parent-style-name="Standard">
      <style:text-properties fo:font-weight="normal" officeooo:rsid="00189da7" officeooo:paragraph-rsid="00189da7" style:font-weight-asian="normal" style:font-weight-complex="normal"/>
    </style:style>
    <style:style style:name="P65" style:family="paragraph" style:parent-style-name="Standard">
      <style:text-properties fo:font-weight="normal" officeooo:rsid="001ba038" officeooo:paragraph-rsid="001ba038" style:font-weight-asian="normal" style:font-weight-complex="normal"/>
    </style:style>
    <style:style style:name="P66" style:family="paragraph" style:parent-style-name="Standard">
      <style:text-properties fo:font-weight="normal" officeooo:rsid="001db5ac" officeooo:paragraph-rsid="001db5ac" style:font-weight-asian="normal" style:font-weight-complex="normal"/>
    </style:style>
    <style:style style:name="P67" style:family="paragraph" style:parent-style-name="Standard">
      <style:text-properties fo:font-weight="normal" officeooo:rsid="001f5969" officeooo:paragraph-rsid="001f5969" style:font-weight-asian="normal" style:font-weight-complex="normal"/>
    </style:style>
    <style:style style:name="P68" style:family="paragraph" style:parent-style-name="Standard">
      <style:text-properties fo:font-weight="normal" officeooo:rsid="00207bbf" officeooo:paragraph-rsid="00207bbf" style:font-weight-asian="normal" style:font-weight-complex="normal"/>
    </style:style>
    <style:style style:name="P69" style:family="paragraph" style:parent-style-name="Standard">
      <style:text-properties fo:font-weight="normal" officeooo:rsid="00220d24" officeooo:paragraph-rsid="00220d24" style:font-weight-asian="normal" style:font-weight-complex="normal"/>
    </style:style>
    <style:style style:name="P70" style:family="paragraph" style:parent-style-name="Standard">
      <style:text-properties fo:font-weight="normal" officeooo:rsid="0027e254" officeooo:paragraph-rsid="0027e254" style:font-weight-asian="normal" style:font-weight-complex="normal"/>
    </style:style>
    <style:style style:name="P71" style:family="paragraph" style:parent-style-name="Standard">
      <style:text-properties fo:font-weight="normal" officeooo:rsid="002a4b80" officeooo:paragraph-rsid="002a4b80" style:font-weight-asian="normal" style:font-weight-complex="normal"/>
    </style:style>
    <style:style style:name="P72" style:family="paragraph" style:parent-style-name="Standard">
      <style:text-properties fo:font-weight="normal" officeooo:rsid="002c6159" officeooo:paragraph-rsid="002c6159" style:font-weight-asian="normal" style:font-weight-complex="normal"/>
    </style:style>
    <style:style style:name="P73" style:family="paragraph" style:parent-style-name="Standard">
      <style:text-properties fo:font-weight="normal" officeooo:rsid="006a9f2b" officeooo:paragraph-rsid="006a9f2b" style:font-weight-asian="normal" style:font-weight-complex="normal"/>
    </style:style>
    <style:style style:name="P74" style:family="paragraph" style:parent-style-name="Standard">
      <style:text-properties fo:font-weight="normal" officeooo:rsid="006bd3b7" officeooo:paragraph-rsid="006bd3b7" style:font-weight-asian="normal" style:font-weight-complex="normal"/>
    </style:style>
    <style:style style:name="P75" style:family="paragraph" style:parent-style-name="Standard">
      <style:text-properties fo:font-weight="normal" officeooo:rsid="006f0102" officeooo:paragraph-rsid="006f0102" style:font-weight-asian="normal" style:font-weight-complex="normal"/>
    </style:style>
    <style:style style:name="P76" style:family="paragraph" style:parent-style-name="Standard">
      <style:text-properties fo:font-style="normal" fo:font-weight="normal" officeooo:rsid="002c6159" officeooo:paragraph-rsid="002c6159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fo:font-weight="normal" officeooo:rsid="002e2021" officeooo:paragraph-rsid="002e2021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fo:font-weight="normal" officeooo:rsid="002f81ba" officeooo:paragraph-rsid="002f81ba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fo:font-weight="normal" officeooo:rsid="00330b0e" officeooo:paragraph-rsid="002f81ba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fo:font-weight="normal" officeooo:rsid="00369382" officeooo:paragraph-rsid="00369382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fo:font-weight="normal" officeooo:rsid="00388808" officeooo:paragraph-rsid="00388808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fo:font-weight="normal" officeooo:rsid="003a58c4" officeooo:paragraph-rsid="003a58c4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fo:font-weight="normal" officeooo:rsid="003e0af5" officeooo:paragraph-rsid="003e0af5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fo:font-weight="normal" officeooo:rsid="003eb95f" officeooo:paragraph-rsid="003eb95f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tyle="normal" fo:font-weight="normal" officeooo:rsid="003eed76" officeooo:paragraph-rsid="003eb95f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fo:font-weight="normal" officeooo:rsid="00409c4b" officeooo:paragraph-rsid="003eed76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font-style="normal" fo:font-weight="normal" officeooo:rsid="0040ae28" officeooo:paragraph-rsid="00409c4b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fo:font-weight="normal" officeooo:rsid="0040ae28" officeooo:paragraph-rsid="0040ae28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fo:font-weight="normal" officeooo:rsid="00421dcf" officeooo:paragraph-rsid="00421dcf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font-style="normal" fo:font-weight="normal" officeooo:rsid="00451715" officeooo:paragraph-rsid="00451715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font-style="normal" fo:font-weight="normal" officeooo:rsid="0045456c" officeooo:paragraph-rsid="0045456c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font-style="normal" fo:font-weight="normal" officeooo:rsid="0046aaa6" officeooo:paragraph-rsid="0045456c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fo:font-weight="normal" officeooo:rsid="0046aaa6" officeooo:paragraph-rsid="0046aaa6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4bb69a" officeooo:paragraph-rsid="004bb69a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fo:font-weight="normal" officeooo:rsid="004bf222" officeooo:paragraph-rsid="004bf222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4c8856" officeooo:paragraph-rsid="004fd0da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fo:font-weight="normal" officeooo:rsid="00505c73" officeooo:paragraph-rsid="00505c73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0520471" officeooo:paragraph-rsid="00520471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fo:font-weight="normal" officeooo:rsid="0052b177" officeooo:paragraph-rsid="00520471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553815" officeooo:paragraph-rsid="00553815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559e0d" officeooo:paragraph-rsid="00559e0d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576ca9" officeooo:paragraph-rsid="00576ca9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595661" officeooo:paragraph-rsid="00576ca9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rsid="005c3372" officeooo:paragraph-rsid="005bd128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normal" officeooo:rsid="005c3372" officeooo:paragraph-rsid="005c3372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fo:font-weight="normal" officeooo:rsid="005d1cef" officeooo:paragraph-rsid="005d1cef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fo:font-weight="normal" officeooo:rsid="005d1cef" officeooo:paragraph-rsid="0061dea8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fo:font-weight="normal" officeooo:rsid="005d1cef" officeooo:paragraph-rsid="0062276b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fo:font-weight="normal" officeooo:rsid="005f794a" officeooo:paragraph-rsid="005bd128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fo:font-weight="normal" officeooo:rsid="005fd8d2" officeooo:paragraph-rsid="005fd8d2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fo:font-weight="normal" officeooo:rsid="0061d082" officeooo:paragraph-rsid="0061d082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fo:font-weight="normal" officeooo:rsid="0061dea8" officeooo:paragraph-rsid="0062276b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fo:font-weight="normal" officeooo:rsid="0062276b" officeooo:paragraph-rsid="0062276b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fo:font-weight="normal" officeooo:rsid="0062276b" officeooo:paragraph-rsid="0065455e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fo:font-weight="normal" officeooo:rsid="00666b0d" officeooo:paragraph-rsid="00666b0d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fo:font-weight="normal" officeooo:rsid="00666b0d" officeooo:paragraph-rsid="0069bc8b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fo:font-weight="normal" officeooo:rsid="00701a60" officeooo:paragraph-rsid="00701a60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fo:font-weight="normal" officeooo:rsid="00707b40" officeooo:paragraph-rsid="00707b40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fo:font-weight="normal" officeooo:rsid="0072008f" officeooo:paragraph-rsid="0072008f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fo:font-weight="normal" officeooo:rsid="007337e3" officeooo:paragraph-rsid="007337e3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fo:font-weight="normal" officeooo:rsid="007539f0" officeooo:paragraph-rsid="007539f0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fo:font-weight="normal" officeooo:rsid="00780b79" officeooo:paragraph-rsid="00780b79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fo:font-weight="normal" officeooo:rsid="007a1a9f" officeooo:paragraph-rsid="007a1a9f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fo:font-weight="normal" officeooo:rsid="007a1a9f" officeooo:paragraph-rsid="007ef611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fo:font-weight="normal" officeooo:rsid="007ef611" officeooo:paragraph-rsid="007ef611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fo:font-weight="normal" officeooo:rsid="007fb5d9" officeooo:paragraph-rsid="007fb5d9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fo:font-weight="normal" officeooo:rsid="00836fe2" officeooo:paragraph-rsid="00836fe2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fo:font-weight="normal" officeooo:rsid="0084d0fc" officeooo:paragraph-rsid="0084d0fc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fo:font-weight="normal" officeooo:rsid="008b1860" officeooo:paragraph-rsid="008b1860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fo:font-weight="normal" officeooo:rsid="008bb054" officeooo:paragraph-rsid="008b1860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fo:font-weight="normal" officeooo:rsid="008bb054" officeooo:paragraph-rsid="008bb054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fo:font-weight="normal" officeooo:rsid="008d55be" officeooo:paragraph-rsid="008d55be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fo:font-weight="normal" officeooo:rsid="00918c65" officeooo:paragraph-rsid="00918c65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fo:font-weight="normal" officeooo:rsid="00930fed" officeooo:paragraph-rsid="00930fed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fo:font-weight="normal" officeooo:rsid="00947198" officeooo:paragraph-rsid="00930fed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fo:font-weight="normal" officeooo:rsid="00947198" officeooo:paragraph-rsid="00947198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fo:font-weight="normal" officeooo:rsid="00963b5e" officeooo:paragraph-rsid="00963b5e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fo:font-weight="normal" officeooo:rsid="00983e1e" officeooo:paragraph-rsid="00983e1e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fo:font-weight="normal" officeooo:rsid="00a5bac4" officeooo:paragraph-rsid="00a5bac4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fo:font-weight="normal" officeooo:rsid="00a5bac4" officeooo:paragraph-rsid="00a72f08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fo:font-weight="normal" officeooo:rsid="00a72f08" officeooo:paragraph-rsid="00a72f08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fo:font-weight="normal" officeooo:rsid="00abaab2" officeooo:paragraph-rsid="00abaab2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fo:font-weight="normal" officeooo:rsid="00acf4e1" officeooo:paragraph-rsid="00acf4e1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fo:font-weight="normal" officeooo:rsid="00af9114" officeooo:paragraph-rsid="00af9114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fo:font-weight="normal" officeooo:rsid="00afae40" officeooo:paragraph-rsid="00af9114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fo:font-weight="normal" officeooo:rsid="00afae40" officeooo:paragraph-rsid="00afae40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fo:font-weight="normal" officeooo:rsid="00b392bc" officeooo:paragraph-rsid="00b392bc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fo:font-weight="normal" officeooo:rsid="00b8c57d" officeooo:paragraph-rsid="00b8c57d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fo:font-weight="normal" officeooo:rsid="00b6f65b" officeooo:paragraph-rsid="00b6f65b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fo:font-weight="normal" officeooo:rsid="00baf7b9" officeooo:paragraph-rsid="00baf7b9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font-style="normal" fo:font-weight="normal" officeooo:rsid="00b94cb8" officeooo:paragraph-rsid="00baf7b9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font-style="normal" fo:font-weight="normal" officeooo:rsid="00bcba51" officeooo:paragraph-rsid="00bcba51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fo:font-weight="normal" officeooo:rsid="00bdc939" officeooo:paragraph-rsid="00bdc939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fo:font-weight="normal" officeooo:rsid="00be9b7f" officeooo:paragraph-rsid="00be9b7f" style:font-style-asian="normal" style:font-weight-asian="normal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tyle="normal" fo:font-weight="normal" officeooo:rsid="00c131ec" officeooo:paragraph-rsid="00c131ec" style:font-style-asian="normal" style:font-weight-asian="normal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tyle="normal" fo:font-weight="normal" officeooo:rsid="00c1d83d" officeooo:paragraph-rsid="00c1d83d" style:font-style-asian="normal" style:font-weight-asian="normal" style:font-style-complex="normal" style:font-weight-complex="normal"/>
    </style:style>
    <style:style style:name="P157" style:family="paragraph" style:parent-style-name="Standard">
      <style:text-properties fo:font-style="normal" fo:font-weight="bold" officeooo:rsid="00553815" officeooo:paragraph-rsid="00553815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rsid="00559e0d" officeooo:paragraph-rsid="00559e0d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rsid="00576ca9" officeooo:paragraph-rsid="00576ca9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rsid="005bd128" officeooo:paragraph-rsid="005bd128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rsid="005c3372" officeooo:paragraph-rsid="005c3372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05d1cef" officeooo:paragraph-rsid="005d1cef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5fd8d2" officeooo:paragraph-rsid="005fd8d2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61d082" officeooo:paragraph-rsid="0061d082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61dea8" officeooo:paragraph-rsid="0061dea8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61dea8" officeooo:paragraph-rsid="0062276b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62276b" officeooo:paragraph-rsid="0062276b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rsid="0062276b" officeooo:paragraph-rsid="0065455e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rsid="0063b8de" officeooo:paragraph-rsid="0065455e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666b0d" officeooo:paragraph-rsid="00666b0d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69bc8b" officeooo:paragraph-rsid="0069bc8b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8b1860" officeooo:paragraph-rsid="008b1860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8bb054" officeooo:paragraph-rsid="008bb054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8d55be" officeooo:paragraph-rsid="008ed1fa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08ed1fa" officeooo:paragraph-rsid="008ed1fa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0918c65" officeooo:paragraph-rsid="00918c65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930fed" officeooo:paragraph-rsid="00930fed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947198" officeooo:paragraph-rsid="00947198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963b5e" officeooo:paragraph-rsid="00963b5e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983e1e" officeooo:paragraph-rsid="00983e1e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9d82d0" officeooo:paragraph-rsid="009d82d0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09f7016" officeooo:paragraph-rsid="009f7016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0a1cc93" officeooo:paragraph-rsid="00a1cc93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0a1cc93" officeooo:paragraph-rsid="00a1edc5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rsid="00a25b40" officeooo:paragraph-rsid="00a25b40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rsid="00a37596" officeooo:paragraph-rsid="00a37596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rsid="00a50c3c" officeooo:paragraph-rsid="00a50c3c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rsid="00a5bac4" officeooo:paragraph-rsid="00a5bac4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rsid="00a72f08" officeooo:paragraph-rsid="00a72f08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rsid="00a806dc" officeooo:paragraph-rsid="00a806dc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bold" officeooo:rsid="00a8b663" officeooo:paragraph-rsid="00a8b663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fo:font-weight="bold" officeooo:rsid="00aaa589" officeooo:paragraph-rsid="00aaa589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fo:font-weight="bold" officeooo:rsid="00abaab2" officeooo:paragraph-rsid="00abaab2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fo:font-weight="bold" officeooo:rsid="00acf4e1" officeooo:paragraph-rsid="00acf4e1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fo:font-weight="bold" officeooo:rsid="00af9114" officeooo:paragraph-rsid="00af9114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fo:font-weight="bold" officeooo:rsid="00afae40" officeooo:paragraph-rsid="00afae40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fo:font-weight="bold" officeooo:rsid="00b0fcf0" officeooo:paragraph-rsid="00b0fcf0" style:font-style-asian="normal" style:font-weight-asian="bold" style:font-style-complex="normal" style:font-weight-complex="bold"/>
    </style:style>
    <style:style style:name="P198" style:family="paragraph" style:parent-style-name="Standard">
      <style:text-properties fo:font-style="normal" fo:font-weight="bold" officeooo:rsid="00b2031d" officeooo:paragraph-rsid="00b2031d" style:font-style-asian="normal" style:font-weight-asian="bold" style:font-style-complex="normal" style:font-weight-complex="bold"/>
    </style:style>
    <style:style style:name="P199" style:family="paragraph" style:parent-style-name="Standard">
      <style:text-properties fo:font-style="normal" fo:font-weight="bold" officeooo:rsid="00b392bc" officeooo:paragraph-rsid="00b392bc" style:font-style-asian="normal" style:font-weight-asian="bold" style:font-style-complex="normal" style:font-weight-complex="bold"/>
    </style:style>
    <style:style style:name="P200" style:family="paragraph" style:parent-style-name="Standard">
      <style:text-properties fo:font-style="normal" fo:font-weight="bold" officeooo:rsid="00b56d71" officeooo:paragraph-rsid="00b56d71" style:font-style-asian="normal" style:font-weight-asian="bold" style:font-style-complex="normal" style:font-weight-complex="bold"/>
    </style:style>
    <style:style style:name="P201" style:family="paragraph" style:parent-style-name="Standard">
      <style:text-properties fo:font-style="normal" fo:font-weight="bold" officeooo:rsid="00b65cbd" officeooo:paragraph-rsid="00b65cbd" style:font-style-asian="normal" style:font-weight-asian="bold" style:font-style-complex="normal" style:font-weight-complex="bold"/>
    </style:style>
    <style:style style:name="P202" style:family="paragraph" style:parent-style-name="Standard">
      <style:text-properties fo:font-style="normal" fo:font-weight="bold" officeooo:rsid="00be2b6f" officeooo:paragraph-rsid="00be2b6f" style:font-style-asian="normal" style:font-weight-asian="bold" style:font-style-complex="normal" style:font-weight-complex="bold"/>
    </style:style>
    <style:style style:name="P203" style:family="paragraph" style:parent-style-name="Standard">
      <style:text-properties fo:font-style="normal" fo:font-weight="bold" officeooo:rsid="00be9b7f" officeooo:paragraph-rsid="00be9b7f" style:font-style-asian="normal" style:font-weight-asian="bold" style:font-style-complex="normal" style:font-weight-complex="bold"/>
    </style:style>
    <style:style style:name="P204" style:family="paragraph" style:parent-style-name="Standard">
      <style:text-properties fo:font-style="normal" fo:font-weight="bold" officeooo:rsid="00c06cc0" officeooo:paragraph-rsid="00c06cc0" style:font-style-asian="normal" style:font-weight-asian="bold" style:font-style-complex="normal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style="normal" fo:font-weight="bold" officeooo:rsid="00c0a4b0" officeooo:paragraph-rsid="00c0a4b0" style:font-style-asian="normal" style:font-weight-asian="bold" style:font-style-complex="normal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style="normal" fo:font-weight="bold" officeooo:rsid="00c0a4b0" officeooo:paragraph-rsid="00c131ec" style:font-style-asian="normal" style:font-weight-asian="bold" style:font-style-complex="normal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style="normal" fo:font-weight="bold" officeooo:rsid="00c1d83d" officeooo:paragraph-rsid="00c1d83d" style:font-style-asian="normal" style:font-weight-asian="bold" style:font-style-complex="normal" style:font-weight-complex="bold"/>
    </style:style>
    <style:style style:name="P208" style:family="paragraph" style:parent-style-name="Standard">
      <style:text-properties fo:font-style="normal" fo:font-weight="bold" officeooo:rsid="00c200a0" officeooo:paragraph-rsid="00c200a0" style:font-style-asian="normal" style:font-weight-asian="bold" style:font-style-complex="normal" style:font-weight-complex="bold"/>
    </style:style>
    <style:style style:name="P209" style:family="paragraph" style:parent-style-name="Standard">
      <style:text-properties officeooo:paragraph-rsid="009fe8ce"/>
    </style:style>
    <style:style style:name="P210" style:family="paragraph" style:parent-style-name="Standard">
      <style:text-properties officeooo:paragraph-rsid="00b6f65b"/>
    </style:style>
    <style:style style:name="P211" style:family="paragraph" style:parent-style-name="Standard">
      <style:text-properties fo:font-style="normal" fo:font-weight="bold" officeooo:rsid="00c200a0" officeooo:paragraph-rsid="00c200a0" style:font-style-asian="normal" style:font-weight-asian="bold" style:font-style-complex="normal" style:font-weight-complex="bold"/>
    </style:style>
    <style:style style:name="P212" style:family="paragraph" style:parent-style-name="Standard">
      <style:text-properties fo:font-style="normal" fo:font-weight="bold" officeooo:rsid="00c39384" officeooo:paragraph-rsid="00c39384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9da7" style:font-weight-asian="normal" style:font-weight-complex="normal"/>
    </style:style>
    <style:style style:name="T3" style:family="text">
      <style:text-properties fo:font-weight="normal" officeooo:rsid="0025e54f" style:font-weight-asian="normal" style:font-weight-complex="normal"/>
    </style:style>
    <style:style style:name="T4" style:family="text">
      <style:text-properties fo:font-weight="normal" officeooo:rsid="00595661" style:font-weight-asian="normal" style:font-weight-complex="normal"/>
    </style:style>
    <style:style style:name="T5" style:family="text">
      <style:text-properties fo:font-weight="normal" officeooo:rsid="005c3372" style:font-weight-asian="normal" style:font-weight-complex="normal"/>
    </style:style>
    <style:style style:name="T6" style:family="text">
      <style:text-properties fo:font-weight="normal" officeooo:rsid="005f794a" style:font-weight-asian="normal" style:font-weight-complex="normal"/>
    </style:style>
    <style:style style:name="T7" style:family="text">
      <style:text-properties fo:font-weight="normal" officeooo:rsid="005d1cef" style:font-weight-asian="normal" style:font-weight-complex="normal"/>
    </style:style>
    <style:style style:name="T8" style:family="text">
      <style:text-properties fo:font-weight="normal" officeooo:rsid="0065455e" style:font-weight-asian="normal" style:font-weight-complex="normal"/>
    </style:style>
    <style:style style:name="T9" style:family="text">
      <style:text-properties fo:font-weight="normal" officeooo:rsid="0062276b" style:font-weight-asian="normal" style:font-weight-complex="normal"/>
    </style:style>
    <style:style style:name="T10" style:family="text">
      <style:text-properties fo:font-weight="normal" officeooo:rsid="00666b0d" style:font-weight-asian="normal" style:font-weight-complex="normal"/>
    </style:style>
    <style:style style:name="T11" style:family="text">
      <style:text-properties fo:font-weight="normal" officeooo:rsid="008bb054" style:font-weight-asian="normal" style:font-weight-complex="normal"/>
    </style:style>
    <style:style style:name="T12" style:family="text">
      <style:text-properties fo:font-weight="normal" officeooo:rsid="00947198" style:font-weight-asian="normal" style:font-weight-complex="normal"/>
    </style:style>
    <style:style style:name="T13" style:family="text">
      <style:text-properties fo:font-weight="normal" officeooo:rsid="00a5bac4" style:font-weight-asian="normal" style:font-weight-complex="normal"/>
    </style:style>
    <style:style style:name="T14" style:family="text">
      <style:text-properties fo:font-weight="normal" officeooo:rsid="00a72f08" style:font-weight-asian="normal" style:font-weight-complex="normal"/>
    </style:style>
    <style:style style:name="T15" style:family="text">
      <style:text-properties fo:font-weight="normal" officeooo:rsid="00acf4e1" style:font-weight-asian="normal" style:font-weight-complex="normal"/>
    </style:style>
    <style:style style:name="T16" style:family="text">
      <style:text-properties fo:font-weight="normal" officeooo:rsid="00afae40" style:font-weight-asian="normal" style:font-weight-complex="normal"/>
    </style:style>
    <style:style style:name="T17" style:family="text">
      <style:text-properties fo:font-weight="normal" officeooo:rsid="00b392bc" style:font-weight-asian="normal" style:font-weight-complex="normal"/>
    </style:style>
    <style:style style:name="T18" style:family="text">
      <style:text-properties fo:font-weight="normal" officeooo:rsid="00b6f65b" style:font-weight-asian="normal" style:font-weight-complex="normal"/>
    </style:style>
    <style:style style:name="T19" style:family="text">
      <style:text-properties fo:font-weight="normal" officeooo:rsid="00c131ec" style:font-weight-asian="normal" style:font-weight-complex="normal"/>
    </style:style>
    <style:style style:name="T20" style:family="text">
      <style:text-properties officeooo:rsid="000df57a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3eccb" style:font-weight-asian="bold" style:font-weight-complex="bold"/>
    </style:style>
    <style:style style:name="T23" style:family="text">
      <style:text-properties fo:font-weight="bold" officeooo:rsid="0069bc8b" style:font-weight-asian="bold" style:font-weight-complex="bold"/>
    </style:style>
    <style:style style:name="T24" style:family="text">
      <style:text-properties fo:font-weight="bold" officeooo:rsid="00a1edc5" style:font-weight-asian="bold" style:font-weight-complex="bold"/>
    </style:style>
    <style:style style:name="T25" style:family="text">
      <style:text-properties officeooo:rsid="0013eccb"/>
    </style:style>
    <style:style style:name="T26" style:family="text">
      <style:text-properties officeooo:rsid="00189da7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2e2021" style:font-style-asian="normal" style:font-style-complex="normal"/>
    </style:style>
    <style:style style:name="T29" style:family="text">
      <style:text-properties fo:font-style="normal" officeooo:rsid="00330b0e" style:font-style-asian="normal" style:font-style-complex="normal"/>
    </style:style>
    <style:style style:name="T30" style:family="text">
      <style:text-properties fo:font-style="normal" officeooo:rsid="00409c4b" style:font-style-asian="normal" style:font-style-complex="normal"/>
    </style:style>
    <style:style style:name="T31" style:family="text">
      <style:text-properties fo:font-style="normal" officeooo:rsid="004c8856" style:font-style-asian="normal" style:font-style-complex="normal"/>
    </style:style>
    <style:style style:name="T32" style:family="text">
      <style:text-properties fo:font-style="normal" officeooo:rsid="00559e0d" style:font-style-asian="normal" style:font-style-complex="normal"/>
    </style:style>
    <style:style style:name="T33" style:family="text">
      <style:text-properties fo:font-style="normal" officeooo:rsid="007a1a9f" style:font-style-asian="normal" style:font-style-complex="normal"/>
    </style:style>
    <style:style style:name="T34" style:family="text">
      <style:text-properties fo:font-style="normal" officeooo:rsid="0084d0fc" style:font-style-asian="normal" style:font-style-complex="normal"/>
    </style:style>
    <style:style style:name="T35" style:family="text">
      <style:text-properties fo:font-style="normal" officeooo:rsid="00baf7b9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30b0e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eed76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09c4b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40ae2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45456c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4c8856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52b177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7a1a9f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9fe8ce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b6f65b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baf7b9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bcba51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bold" officeooo:rsid="009fe8ce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b6f65b" style:font-style-asian="normal" style:font-weight-asian="bold" style:font-style-complex="normal" style:font-weight-complex="bold"/>
    </style:style>
    <style:style style:name="T51" style:family="text">
      <style:text-properties officeooo:rsid="002e2021"/>
    </style:style>
    <style:style style:name="T52" style:family="text">
      <style:text-properties officeooo:rsid="00559e0d"/>
    </style:style>
    <style:style style:name="T53" style:family="text">
      <style:text-properties officeooo:rsid="0065455e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65455e" style:font-style-asian="italic" style:font-weight-asian="normal" style:font-style-complex="italic" style:font-weight-complex="normal"/>
    </style:style>
    <style:style style:name="T56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text-position="super 58%" fo:font-style="normal" fo:font-weight="normal" officeooo:rsid="00b6f65b" style:font-style-asian="normal" style:font-weight-asian="normal" style:font-style-complex="normal" style:font-weight-complex="normal"/>
    </style:style>
    <style:style style:name="T58" style:family="text">
      <style:text-properties officeooo:rsid="00947198"/>
    </style:style>
    <style:style style:name="T59" style:family="text">
      <style:text-properties fo:font-variant="normal" fo:text-transform="none" fo:color="#24292e" style:font-name="apple-system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60" style:family="text">
      <style:text-properties fo:font-variant="normal" fo:text-transform="none" fo:color="#24292e" style:font-name="apple-system" fo:font-size="10.5pt" fo:letter-spacing="normal" fo:font-style="normal" fo:font-weight="normal" officeooo:rsid="009fe8ce" style:font-size-asian="10.5pt" style:font-weight-asian="normal" style:font-size-complex="10.5pt" style:font-weight-complex="normal"/>
    </style:style>
    <style:style style:name="T61" style:family="text">
      <style:text-properties fo:font-variant="normal" fo:text-transform="none" fo:color="#24292e" style:font-name="apple-system" fo:font-size="10.5pt" fo:letter-spacing="normal" fo:font-weight="normal" style:font-size-asian="10.5pt" style:font-weight-asian="normal" style:font-size-complex="10.5pt" style:font-weight-complex="normal"/>
    </style:style>
    <style:style style:name="T62" style:family="text">
      <style:text-properties fo:font-variant="normal" fo:text-transform="none" fo:color="#24292e" style:font-name="apple-system" fo:font-size="10.5pt" fo:letter-spacing="normal" fo:font-weight="normal" officeooo:rsid="009fe8ce" style:font-size-asian="10.5pt" style:font-weight-asian="normal" style:font-size-complex="10.5pt" style:font-weight-complex="normal"/>
    </style:style>
    <style:style style:name="T63" style:family="text">
      <style:text-properties fo:font-variant="normal" fo:text-transform="none" fo:color="#24292e" style:font-name="Liberation Serif" fo:font-size="12pt" fo:letter-spacing="normal" fo:font-weight="bold" style:font-size-asian="10.5pt" style:font-weight-asian="bold" style:font-size-complex="12pt" style:font-weight-complex="bold"/>
    </style:style>
    <style:style style:name="T64" style:family="text">
      <style:text-properties fo:font-variant="normal" fo:text-transform="none" fo:color="#24292e" style:font-name="Liberation Serif" fo:font-size="12pt" fo:letter-spacing="normal" fo:font-weight="bold" officeooo:rsid="00a1edc5" style:font-size-asian="10.5pt" style:font-weight-asian="bold" style:font-size-complex="12pt" style:font-weight-complex="bold"/>
    </style:style>
    <style:style style:name="T65" style:family="text">
      <style:text-properties fo:font-variant="normal" fo:text-transform="none" fo:color="#24292e" style:font-name="Liberation Serif" fo:font-size="12pt" fo:letter-spacing="normal" fo:font-weight="normal" style:font-size-asian="10.5pt" style:font-weight-asian="normal" style:font-size-complex="12pt" style:font-weight-complex="normal"/>
    </style:style>
    <style:style style:name="T66" style:family="text">
      <style:text-properties fo:font-variant="normal" fo:text-transform="none" fo:color="#24292e" style:font-name="Liberation Serif" fo:font-size="12pt" fo:letter-spacing="normal" fo:font-weight="normal" officeooo:rsid="00a1edc5" style:font-size-asian="10.5pt" style:font-weight-asian="normal" style:font-size-complex="12pt" style:font-weight-complex="normal"/>
    </style:style>
    <style:style style:name="T67" style:family="text">
      <style:text-properties officeooo:rsid="00a1edc5"/>
    </style:style>
    <style:style style:name="T68" style:family="text">
      <style:text-properties officeooo:rsid="00b65cbd"/>
    </style:style>
    <style:style style:name="T69" style:family="text">
      <style:text-properties officeooo:rsid="00b6f65b"/>
    </style:style>
    <style:style style:name="T70" style:family="text">
      <style:text-properties officeooo:rsid="00c131ec"/>
    </style:style>
    <style:style style:name="T71" style:family="text">
      <style:text-properties officeooo:rsid="00c393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-07-2018--------&gt;<text:span text:style-name="T1">sorting a double linked list(using bubble sort).</text:span></text:p>
      <text:p text:style-name="P58"/>
      <text:p text:style-name="Standard"><text:span text:style-name="T21">17-07-2018</text:span>--------&gt;<text:span text:style-name="T20">assessment test.</text:span></text:p>
      <text:p text:style-name="Standard"/>
      <text:p text:style-name="Standard"><text:span text:style-name="T21">18-07-2018</text:span>--------<text:span text:style-name="T20">&gt;how context switch happens from normal world to secure world,arm basics.</text:span></text:p>
      <text:p text:style-name="Standard"/>
      <text:p text:style-name="P2">19-07-2018<text:span text:style-name="T1">--------&gt;Introduction to c++.</text:span></text:p>
      <text:p text:style-name="P59"/>
      <text:p text:style-name="P3">30-07-2018<text:span text:style-name="T1">--------&gt;write a singleton implementation(single instance of a class) in c++,practising <text:s text:c="7"/></text:span></text:p>
      <text:p text:style-name="P60"><text:s text:c="32"/>basic c++ programs.</text:p>
      <text:p text:style-name="P60"/>
      <text:p text:style-name="P4">31-07-2018<text:span text:style-name="T1">--------&gt;Implementing queue using stacks in trustzone using shared memory.</text:span></text:p>
      <text:p text:style-name="P61"/>
      <text:p text:style-name="P4">1-08-2018<text:span text:style-name="T1">----------&gt;continuing queue in stack using shared memory and practicing ipc’s.</text:span></text:p>
      <text:p text:style-name="P61"/>
      <text:p text:style-name="P4">2-08-2018<text:span text:style-name="T1">----------&gt;searching for platform dependent code in optee-os source code and </text:span></text:p>
      <text:p text:style-name="P62"><text:s text:c="32"/>implementing hello world program in c++ in trustzone.</text:p>
      <text:p text:style-name="P62"/>
      <text:p text:style-name="P62"><text:span text:style-name="T22">3-08-2018</text:span><text:span text:style-name="T25">----------&gt;chat application using semaphores in shared memory and pipe programs.</text:span></text:p>
      <text:p text:style-name="P62"/>
      <text:p text:style-name="P5"><text:span text:style-name="T26">6</text:span>-08-2018<text:span text:style-name="T1">----------&gt;compiling </text:span><text:span text:style-name="T2">gcc master source code </text:span><text:span text:style-name="T1"><text:s/>using tool chain.</text:span></text:p>
      <text:p text:style-name="P63"/>
      <text:p text:style-name="P5"><text:span text:style-name="T26">7</text:span>-08-2018<text:span text:style-name="T1">----------&gt;function pointer program and comipiling c++ program statically.</text:span></text:p>
      <text:p text:style-name="P64"/>
      <text:p text:style-name="P6">8-08-2018<text:span text:style-name="T1">----------&gt;compiling only libstdv++ module in gcc master </text:span><text:span text:style-name="T3">source code.</text:span></text:p>
      <text:p text:style-name="P64"/>
      <text:p text:style-name="P6">9-08-2018<text:span text:style-name="T1">----------&gt;compiling libstdv++ module by removing c++ 11 and c++ 17 folders in src.</text:span></text:p>
      <text:p text:style-name="P64"/>
      <text:p text:style-name="P7">10-08-2018<text:span text:style-name="T1">---------&gt;practising message queues.</text:span></text:p>
      <text:p text:style-name="P65"/>
      <text:p text:style-name="P8">13-08-2018<text:span text:style-name="T1">---------&gt;socket programming.</text:span></text:p>
      <text:p text:style-name="P66"/>
      <text:p text:style-name="P67">Upto 17 assesment test practiced</text:p>
      <text:p text:style-name="P9"/>
      <text:p text:style-name="P9">20-08-2018<text:span text:style-name="T1">---------&gt;qume installation and compilation.</text:span></text:p>
      <text:p text:style-name="P67"/>
      <text:p text:style-name="P9">21-08-2018<text:span text:style-name="T1">---------&gt;debugging own application using qume.</text:span></text:p>
      <text:p text:style-name="P67"/>
      <text:p text:style-name="P9">22-08-2018<text:span text:style-name="T1">---------&gt;debugging own application using qume.</text:span></text:p>
      <text:p text:style-name="P67"/>
      <text:p text:style-name="P9">23-08-2018<text:span text:style-name="T1">---------&gt;finding api’s which uses resources.</text:span></text:p>
      <text:p text:style-name="P66"/>
      <text:p text:style-name="P10">24-08-2018<text:span text:style-name="T1">---------&gt;trying to know is there any DRM support in optee source code.</text:span></text:p>
      <text:p text:style-name="P68"/>
      <text:p text:style-name="P11">27-08-2018<text:span text:style-name="T1">---------&gt;understanding the objective of project downloadable DRM.</text:span></text:p>
      <text:p text:style-name="P69"/>
      <text:p text:style-name="P11">28-08-2018<text:span text:style-name="T1">---------&gt;understanding how DRM works and meeting on assesment test of august.</text:span></text:p>
      <text:p text:style-name="P69"/>
      <text:p text:style-name="P11">29-08-2018<text:span text:style-name="T1">---------&gt;preparing ppt and presenting it.</text:span></text:p>
      <text:p text:style-name="P69"/>
      <text:p text:style-name="P12">30-08-2018<text:span text:style-name="T1">---------&gt;studying about DRM.</text:span></text:p>
      <text:p text:style-name="P70"/>
      <text:p text:style-name="P12"><text:soft-page-break/>31-08-2018<text:span text:style-name="T1">---------&gt;c programming practicing.</text:span></text:p>
      <text:p text:style-name="P70"/>
      <text:p text:style-name="P12">3-0<text:span text:style-name="T51">9</text:span>-2018<text:span text:style-name="T1">-----------&gt;DRM basics and giving c program for daily test.</text:span></text:p>
      <text:p text:style-name="P70"/>
      <text:p text:style-name="P12">4-0<text:span text:style-name="T51">9</text:span>-2018<text:span text:style-name="T1">-----------&gt;Basics of widevine DRM.</text:span></text:p>
      <text:p text:style-name="P70"/>
      <text:p text:style-name="P13">5-0<text:span text:style-name="T51">9</text:span>-2018<text:span text:style-name="T1">-----------&gt;Clearkey drm.</text:span></text:p>
      <text:p text:style-name="P71"/>
      <text:p text:style-name="P14">6-0<text:span text:style-name="T51">9</text:span>-2018<text:span text:style-name="T1">-----------&gt;EME concept</text:span></text:p>
      <text:p text:style-name="P72"/>
      <text:p text:style-name="P14">7-0<text:span text:style-name="T51">9</text:span>-2018<text:span text:style-name="T36">----------&gt;EME working</text:span></text:p>
      <text:p text:style-name="P76"/>
      <text:p text:style-name="P14"><text:span text:style-name="T27">10-0</text:span><text:span text:style-name="T28">9</text:span><text:span text:style-name="T27">-2018</text:span><text:span text:style-name="T36">---------&gt;preparation for assesment test.</text:span></text:p>
      <text:p text:style-name="P76"/>
      <text:p text:style-name="P14"><text:span text:style-name="T27">11-0</text:span><text:span text:style-name="T28">9</text:span><text:span text:style-name="T27">-2018</text:span><text:span text:style-name="T36">---------&gt;assesment test.</text:span></text:p>
      <text:p text:style-name="P76"/>
      <text:p text:style-name="P14"><text:span text:style-name="T27">12-0</text:span><text:span text:style-name="T28">9</text:span><text:span text:style-name="T27">-2018</text:span><text:span text:style-name="T36">---------&gt;leave.</text:span></text:p>
      <text:p text:style-name="P76"/>
      <text:p text:style-name="P14"><text:span text:style-name="T27">13-0</text:span><text:span text:style-name="T28">9</text:span><text:span text:style-name="T27">-2018</text:span><text:span text:style-name="T36">---------&gt;Holiday(Ganesh chaturdi).</text:span></text:p>
      <text:p text:style-name="P76"/>
      <text:p text:style-name="P14"><text:span text:style-name="T27">14-0</text:span><text:span text:style-name="T28">9</text:span><text:span text:style-name="T27">-2018</text:span><text:span text:style-name="T36">---------&gt;leave.</text:span></text:p>
      <text:p text:style-name="P76"/>
      <text:p text:style-name="P14"><text:span text:style-name="T27">17-0</text:span><text:span text:style-name="T28">9</text:span><text:span text:style-name="T27">-2018</text:span><text:span text:style-name="T36">---------&gt;OCDM concept.</text:span></text:p>
      <text:p text:style-name="P76"/>
      <text:p text:style-name="P15"><text:span text:style-name="T27">18-09-2018</text:span><text:span text:style-name="T36">---------&gt;studied CDMI interface pdf.</text:span></text:p>
      <text:p text:style-name="P77"/>
      <text:p text:style-name="P15"><text:span text:style-name="T27">19-09-2018</text:span><text:span text:style-name="T36">---------&gt;Downloaded CDMI source code and tried to build it(errors there while <text:tab/><text:tab/><text:tab/> <text:s text:c="8"/>building).</text:span></text:p>
      <text:p text:style-name="P77"/>
      <text:p text:style-name="P16"><text:span text:style-name="T27">20-09-2018</text:span><text:span text:style-name="T36">---------&gt;CDMI specification.</text:span></text:p>
      <text:p text:style-name="P78"/>
      <text:p text:style-name="P16"><text:span text:style-name="T27">21-09-2018</text:span><text:span text:style-name="T36">---------&gt;demo on file systems by other team and demo on gstreamer by sekhar.</text:span></text:p>
      <text:p text:style-name="P78"/>
      <text:p text:style-name="P16"><text:span text:style-name="T27">24-09-2018</text:span><text:span text:style-name="T36">---------&gt;tested prebuilt images on dragon board.</text:span></text:p>
      <text:p text:style-name="P78"/>
      <text:p text:style-name="P16"><text:span text:style-name="T27">25-09-2018</text:span><text:span text:style-name="T36">---------&gt;tried to debugg </text:span><text:span text:style-name="T37">Linaro DRM images.</text:span></text:p>
      <text:p text:style-name="P79"/>
      <text:p text:style-name="P17"><text:span text:style-name="T29">2</text:span><text:span text:style-name="T27">6-09-2018</text:span><text:span text:style-name="T36">---------&gt;monthly presenations.</text:span></text:p>
      <text:p text:style-name="P80"/>
      <text:p text:style-name="P18"><text:span text:style-name="T27">27-09-2018</text:span><text:span text:style-name="T36">---------&gt;Trying to understand code flow of OCDM.</text:span></text:p>
      <text:p text:style-name="P81"/>
      <text:p text:style-name="P18"><text:span text:style-name="T27">28-09-2018</text:span><text:span text:style-name="T36">---------&gt;Trying to understand code flow of OCDM.</text:span></text:p>
      <text:p text:style-name="P81"/>
      <text:p text:style-name="P18"><text:span text:style-name="T27">1-10-2018</text:span><text:span text:style-name="T36">----------&gt;searching for tools to understand the OCDM code.</text:span></text:p>
      <text:p text:style-name="P81"/>
      <text:p text:style-name="P18"><text:span text:style-name="T27">2-10-2018</text:span><text:span text:style-name="T36">----------&gt;Gandhi jayanthi, Holiday.</text:span></text:p>
      <text:p text:style-name="P81"/>
      <text:p text:style-name="P18"><text:span text:style-name="T27">3-10-2018</text:span><text:span text:style-name="T36">----------&gt;searching for tools to understand the OCDM code.</text:span></text:p>
      <text:p text:style-name="P81"/>
      <text:p text:style-name="P19"><text:span text:style-name="T27">4-10-2018</text:span><text:span text:style-name="T36">----------&gt;searching how to enable debugg logs in cdm.</text:span></text:p>
      <text:p text:style-name="P82"/>
      <text:p text:style-name="P20"><text:span text:style-name="T27">5-10-2018</text:span><text:span text:style-name="T36">----------&gt;basic concept about yocto build system.</text:span></text:p>
      <text:p text:style-name="P21"><text:soft-page-break/><text:span text:style-name="T27">8-10-2018----------&gt;</text:span><text:span text:style-name="T36">How to enable debug logs to understand cdm code flow.</text:span></text:p>
      <text:p text:style-name="P83"/>
      <text:p text:style-name="P21"><text:span text:style-name="T27">9-10-2018</text:span><text:span text:style-name="T36">----------&gt;How to enable debug logs to understand cdm code flow.</text:span></text:p>
      <text:p text:style-name="P83"/>
      <text:p text:style-name="P21"><text:span text:style-name="T27">10-10-2018</text:span><text:span text:style-name="T36">---------&gt;trying to understand code flow of cdmi. </text:span></text:p>
      <text:p text:style-name="P83"/>
      <text:p text:style-name="P22"><text:span text:style-name="T27">11-10-2018</text:span><text:span text:style-name="T36">---------&gt;c++ <text:s/>some concepts like templates.</text:span></text:p>
      <text:p text:style-name="P84"/>
      <text:p text:style-name="P22"><text:span text:style-name="T27">12-10-2018</text:span><text:span text:style-name="T36">---------&gt;understanding the changes to be made in OE code to enable ocdm debugs.</text:span></text:p>
      <text:p text:style-name="P84"/>
      <text:p text:style-name="P22"><text:span text:style-name="T27">15-10-2018</text:span><text:span text:style-name="T36">---------&gt;tried to change ubuntu latest version.</text:span></text:p>
      <text:p text:style-name="P84"/>
      <text:p text:style-name="P22"><text:span text:style-name="T27">16-10-2018</text:span><text:span text:style-name="T36">---------&gt;</text:span><text:span text:style-name="T38">network problem with latest ubuntu version.</text:span></text:p>
      <text:p text:style-name="P85"/>
      <text:p text:style-name="P23"><text:span text:style-name="T27">1</text:span><text:span text:style-name="T30">7</text:span><text:span text:style-name="T27">-10-2018</text:span><text:span text:style-name="T36">---------&gt;</text:span><text:span text:style-name="T39">dussera celebrations at office.</text:span></text:p>
      <text:p text:style-name="P86"/>
      <text:p text:style-name="P24"><text:span text:style-name="T27">18-10-2018</text:span><text:span text:style-name="T36">---------&gt;</text:span><text:span text:style-name="T40">qualcomm code building and flashing.</text:span></text:p>
      <text:p text:style-name="P87"/>
      <text:p text:style-name="P25"><text:span text:style-name="T27">19-10-2018</text:span><text:span text:style-name="T36">---------&gt;duserra holiday.</text:span></text:p>
      <text:p text:style-name="P88"/>
      <text:p text:style-name="P25"><text:span text:style-name="T27">22-10-2018</text:span><text:span text:style-name="T36">---------&gt;building OE code.</text:span></text:p>
      <text:p text:style-name="P88"/>
      <text:p text:style-name="P25"><text:span text:style-name="T27">23-10-2018</text:span><text:span text:style-name="T36">---------&gt;Resolved url error and again building OE code.</text:span></text:p>
      <text:p text:style-name="P88"/>
      <text:p text:style-name="P26"><text:span text:style-name="T27">24-10-2018</text:span><text:span text:style-name="T36">---------&gt;flashed weston chromium image on dragon board but log file is absent.</text:span></text:p>
      <text:p text:style-name="P89"/>
      <text:p text:style-name="P26"><text:span text:style-name="T27">25-10-2018</text:span><text:span text:style-name="T36">---------&gt;Assesment test.</text:span></text:p>
      <text:p text:style-name="P89"/>
      <text:p text:style-name="P27"><text:span text:style-name="T27">26-10-2018</text:span><text:span text:style-name="T36">---------&gt;Trying to enable debug in ocdm</text:span><text:span text:style-name="T41"> and debate on process and threads</text:span><text:span text:style-name="T36">.</text:span></text:p>
      <text:p text:style-name="P90"/>
      <text:p text:style-name="P28"><text:span text:style-name="T27">29-10-2018</text:span><text:span text:style-name="T36">---------&gt;Montly presentation and debate on structure padding.</text:span></text:p>
      <text:p text:style-name="P91"/>
      <text:p text:style-name="P28"><text:span text:style-name="T27">30-10-2018</text:span><text:span text:style-name="T36">---------&gt;Montly presentation,obtained log file but ocdm logs were not generated in that <text:s text:c="7"/><text:tab/><text:tab/> <text:s text:c="9"/>log file and debate on signals.</text:span></text:p>
      <text:p text:style-name="P92"/>
      <text:p text:style-name="P29"><text:span text:style-name="T27">31-10-2018</text:span><text:span text:style-name="T36">---------&gt;Prepared high level block diagram for drm.</text:span></text:p>
      <text:p text:style-name="P93"/>
      <text:p text:style-name="P29"><text:span text:style-name="T27">1-11-2018</text:span><text:span text:style-name="T36">-----------&gt;Studied EME documents.</text:span></text:p>
      <text:p text:style-name="P93"/>
      <text:p text:style-name="P30"><text:span text:style-name="T27">2-11-2018</text:span><text:span text:style-name="T36">-----------&gt;tried to build weston chromium image again by enabling ocdm logs.</text:span></text:p>
      <text:p text:style-name="P94"/>
      <text:p text:style-name="P30"><text:span text:style-name="T27">3,4,5,6,7</text:span><text:span text:style-name="T36">-------------&gt;Weekend and 2 days leave and festival.</text:span></text:p>
      <text:p text:style-name="P94"/>
      <text:p text:style-name="P30"><text:span text:style-name="T27">8-11-2018</text:span><text:span text:style-name="T36">-----------&gt;Going through EME pdf.</text:span></text:p>
      <text:p text:style-name="P94"/>
      <text:p text:style-name="P30"><text:span text:style-name="T27">9-11-2018</text:span><text:span text:style-name="T36">-----------&gt;Going through EME pdf.</text:span></text:p>
      <text:p text:style-name="P94"/>
      <text:p text:style-name="P31"><text:span text:style-name="T27">12-11-2018</text:span><text:span text:style-name="T36">---------&gt;Drawn EME api flow.</text:span></text:p>
      <text:p text:style-name="P95"/>
      <text:p text:style-name="P31"><text:span text:style-name="T27">13-11-2018</text:span><text:span text:style-name="T36">---------&gt;Drawn EME api flow.</text:span></text:p>
      <text:p text:style-name="P95"/>
      <text:p text:style-name="P32"><text:span text:style-name="T27">14-11-2018</text:span><text:span text:style-name="T36">---------&gt;Went through EME apis and its arguments.</text:span></text:p>
      <text:p text:style-name="P33"><text:soft-page-break/><text:span text:style-name="T27">15-11-2018</text:span><text:span text:style-name="T36">---------&gt;</text:span><text:span text:style-name="T42">Went through EME apis and its arguments.</text:span></text:p>
      <text:p text:style-name="P96"/>
      <text:p text:style-name="P33"><text:span text:style-name="T31">1</text:span><text:span text:style-name="T27">6-11-2018</text:span><text:span text:style-name="T36">---------&gt;</text:span><text:span text:style-name="T42">Went through EME apis and its arguments.</text:span></text:p>
      <text:p text:style-name="P96"/>
      <text:p text:style-name="P33"><text:span text:style-name="T31">1</text:span><text:span text:style-name="T27">9-11-2018</text:span><text:span text:style-name="T36">---------&gt;</text:span><text:span text:style-name="T42">Went through EME apis and its arguments.</text:span></text:p>
      <text:p text:style-name="P96"/>
      <text:p text:style-name="P34"><text:span text:style-name="T31">2</text:span><text:span text:style-name="T27">0-11-2018</text:span><text:span text:style-name="T36">---------&gt;qualcomm source code and trees in c.</text:span></text:p>
      <text:p text:style-name="P97"/>
      <text:p text:style-name="P34"><text:span text:style-name="T27">21-11-2018</text:span><text:span text:style-name="T36">---------&gt;qualcomm source code and trees in c.</text:span></text:p>
      <text:p text:style-name="P97"/>
      <text:p text:style-name="P35"><text:span text:style-name="T27">22-11-2018</text:span><text:span text:style-name="T36">----------&gt;worked on assessment program.</text:span></text:p>
      <text:p text:style-name="P98"/>
      <text:p text:style-name="P35"><text:span text:style-name="T27">23-11-2018</text:span><text:span text:style-name="T36">----------&gt;worked on assessment program.</text:span></text:p>
      <text:p text:style-name="P98"/>
      <text:p text:style-name="P35"><text:span text:style-name="T27">26-11-2018</text:span><text:span text:style-name="T36">----------&gt;worked on assessment program.</text:span></text:p>
      <text:p text:style-name="P98"/>
      <text:p text:style-name="P35"><text:span text:style-name="T27">27-11-2018</text:span><text:span text:style-name="T36">----------&gt;worked on assessment program.</text:span></text:p>
      <text:p text:style-name="P98"/>
      <text:p text:style-name="P35"><text:span text:style-name="T27">28-11-2018</text:span><text:span text:style-name="T36">----------&gt;Drawn drm high level block diagram.</text:span></text:p>
      <text:p text:style-name="P98"/>
      <text:p text:style-name="P35"><text:span text:style-name="T27">29-11-2018</text:span><text:span text:style-name="T36">----------&gt;Drawn drm api sequence diagram.</text:span></text:p>
      <text:p text:style-name="P98"/>
      <text:p text:style-name="P35"><text:span text:style-name="T27">30-11-2018</text:span><text:span text:style-name="T36">----------&gt;worked on program with threads and signals,thread1 should read first word </text:span></text:p>
      <text:p text:style-name="P98"><text:s text:c="34"/>from file and thread2 should read second word from file and main should write <text:s/></text:p>
      <text:p text:style-name="P98"><text:s text:c="34"/>those words in another file.synchronization is done using signals.</text:p>
      <text:p text:style-name="P98"/>
      <text:p text:style-name="P35"><text:span text:style-name="T27">3-1</text:span><text:span text:style-name="T32">2</text:span><text:span text:style-name="T27">-2018</text:span><text:span text:style-name="T36">-----------&gt;Done 2 c programs.</text:span></text:p>
      <text:p text:style-name="P98"><text:tab/><text:tab/> <text:s text:c="9"/>1.Break the given linked list into 2 parts,reverse the first part seperately and se</text:p>
      <text:p text:style-name="P98"><text:s text:c="37"/>cond part seperately then join those two parts,if linked list has odd number </text:p>
      <text:p text:style-name="P35"><text:span text:style-name="T36"><text:s text:c="37"/>of nodes </text:span><text:span text:style-name="T43">then dont disturb the middle element and reverse both parts.</text:span></text:p>
      <text:p text:style-name="P99"><text:s text:c="34"/>2.Implement stack using single linked list.</text:p>
      <text:p text:style-name="P99"/>
      <text:p text:style-name="P157">4-1<text:span text:style-name="T52">2</text:span>-2018<text:span text:style-name="T1">------------&gt;c program to find common point of merged single linked list.</text:span></text:p>
      <text:p text:style-name="P100"/>
      <text:p text:style-name="P157">5-1<text:span text:style-name="T52">2</text:span>-2018<text:span text:style-name="T1">------------&gt;Difference between process and threads and practiced programs on recursion.</text:span></text:p>
      <text:p text:style-name="P100"/>
      <text:p text:style-name="P158">6-12-2018<text:span text:style-name="T1">------------&gt;Difference between normal OS and RTOS.</text:span></text:p>
      <text:p text:style-name="P101"/>
      <text:p text:style-name="P158">8-12-2018<text:span text:style-name="T1">------------&gt;Some interview sessions were conducted.</text:span></text:p>
      <text:p text:style-name="P101"/>
      <text:p text:style-name="P158">10-12-2018<text:span text:style-name="T1">----------&gt;Mock assessment test.</text:span></text:p>
      <text:p text:style-name="P101"/>
      <text:p text:style-name="P159">11-12-2018<text:span text:style-name="T1">-----------&gt;Discussion on process and threads and making single linked list to double </text:span></text:p>
      <text:p text:style-name="P102"><text:tab/><text:tab/><text:tab/>linked list and printing list forward and backward.</text:p>
      <text:p text:style-name="P102"/>
      <text:p text:style-name="P159">12-12-2018<text:span text:style-name="T1">-----------&gt;one c program given by arun and went through priority inversion.</text:span></text:p>
      <text:p text:style-name="P102"/>
      <text:p text:style-name="P159">13-12-2018<text:span text:style-name="T1">-----------&gt;</text:span><text:span text:style-name="T4">c program given by arun and priority inversion and priority inheritance.</text:span></text:p>
      <text:p text:style-name="P103"/>
      <text:p text:style-name="P160">14-12-2018<text:span text:style-name="T1">-----------&gt;</text:span><text:span text:style-name="T5">c program to print alternate nodes of linked list using recursion </text:span><text:span text:style-name="T6">and c program </text:span></text:p>
      <text:p text:style-name="P109"><text:tab/><text:tab/><text:tab/>to nth node of linked list using recursion and c program to reverse linked list </text:p>
      <text:p text:style-name="P109"><text:tab/><text:tab/><text:tab/>using recursion.</text:p>
      <text:p text:style-name="P104"><text:soft-page-break/></text:p>
      <text:p text:style-name="P161">17-12-2018<text:span text:style-name="T1">-----------&gt;Assessment test.</text:span></text:p>
      <text:p text:style-name="P105"/>
      <text:p text:style-name="P162">18-12-2018<text:span text:style-name="T1">-----------&gt;C program to remove duplicates in a linked list.</text:span></text:p>
      <text:p text:style-name="P106"/>
      <text:p text:style-name="P162">19-12-2018<text:span text:style-name="T1">-----------&gt;C program to print to separate lists from one linked list,first list contain odd </text:span></text:p>
      <text:p text:style-name="P106"><text:tab/><text:tab/><text:tab/>position nodes and second list contain even position nodes.</text:p>
      <text:p text:style-name="P106"/>
      <text:p text:style-name="P163">20-12-2018<text:span text:style-name="T1">-----------&gt;Function which deletes the given node when head is not given.</text:span></text:p>
      <text:p text:style-name="P110"/>
      <text:p text:style-name="P163">21-12-2018<text:span text:style-name="T1">-----------&gt;Insert node at end of linked list in hackers rank.</text:span></text:p>
      <text:p text:style-name="P110"/>
      <text:p text:style-name="P164">24-12-2018<text:span text:style-name="T1">-----------&gt;leave.</text:span></text:p>
      <text:p text:style-name="P111"/>
      <text:p text:style-name="P164">26-12-2018<text:span text:style-name="T1">-----------&gt;Annual day celebrations.</text:span></text:p>
      <text:p text:style-name="P111"/>
      <text:p text:style-name="P165">27-12-2018<text:span text:style-name="T1">-----------&gt;c Program on array from hackers rank i/p:{ab,bc,cd,ab,bc} and {ab,bc,cd} </text:span></text:p>
      <text:p text:style-name="P165"><text:span text:style-name="T7"><text:s text:c="36"/></text:span><text:span text:style-name="T1">o/p:{2,2,1}.</text:span></text:p>
      <text:p text:style-name="P107"/>
      <text:p text:style-name="P166">28-12-2018<text:span text:style-name="T1">-----------&gt;down to zero program on hackers rank.</text:span></text:p>
      <text:p text:style-name="P112"/>
      <text:p text:style-name="P167">31-12-2018<text:span text:style-name="T1">-----------&gt;down to zero program on hackers rank.</text:span></text:p>
      <text:p text:style-name="P113"/>
      <text:p text:style-name="P168"><text:span text:style-name="T53">2</text:span>-1-201<text:span text:style-name="T53">9</text:span><text:span text:style-name="T1">--------------&gt;down to zero program on hackers rank.</text:span></text:p>
      <text:p text:style-name="P113"/>
      <text:p text:style-name="P167"><text:span text:style-name="T53">3</text:span>-1-201<text:span text:style-name="T53">9</text:span><text:span text:style-name="T1">--------------&gt;down to zero program on hackers rank </text:span><text:span text:style-name="T8">using mid factor concept recursively</text:span><text:span text:style-name="T1">.</text:span></text:p>
      <text:p text:style-name="P113"/>
      <text:p text:style-name="P169"><text:span text:style-name="T53">4</text:span>-1-<text:span text:style-name="T53">2019</text:span><text:span text:style-name="T55">--------------&gt;</text:span><text:span text:style-name="T9">down to zero program on hackers rank </text:span><text:span text:style-name="T8">by checking all factors recursively</text:span><text:span text:style-name="T9">.</text:span></text:p>
      <text:p text:style-name="P114"/>
      <text:p text:style-name="P170">7-1-2019<text:span text:style-name="T1">--------------&gt;down to zero using array and some os concepts.</text:span></text:p>
      <text:p text:style-name="P115"/>
      <text:p text:style-name="P171">8-1-2019<text:span text:style-name="T1">--------------&gt;</text:span><text:span text:style-name="T10">linux kernel development pdf.</text:span></text:p>
      <text:p text:style-name="P116"/>
      <text:p text:style-name="Standard"><text:span text:style-name="T23">9</text:span><text:span text:style-name="T21">-1-2019</text:span><text:span text:style-name="T1">--------------&gt;linux kernel development pdf(lost id).</text:span></text:p>
      <text:p text:style-name="P57"/>
      <text:p text:style-name="P36">10-1-2019<text:span text:style-name="T1">------------&gt;Practiced programs on hackers rank.</text:span></text:p>
      <text:p text:style-name="P73"/>
      <text:p text:style-name="P36">11-1-2019<text:span text:style-name="T1">------------&gt;Practiced programs on hackers rank.</text:span></text:p>
      <text:p text:style-name="P73"/>
      <text:p text:style-name="P36">14-1-2019<text:span text:style-name="T1">------------&gt;On leave.</text:span></text:p>
      <text:p text:style-name="P73"/>
      <text:p text:style-name="P36">15-1-2019<text:span text:style-name="T1">------------&gt;Holiday.</text:span></text:p>
      <text:p text:style-name="P73"/>
      <text:p text:style-name="P36">16-1-2019<text:span text:style-name="T1">------------&gt;On leave.</text:span></text:p>
      <text:p text:style-name="P73"/>
      <text:p text:style-name="P37">17-1-2019<text:span text:style-name="T1">------------&gt;10 easy level c programs on hackers rank.</text:span></text:p>
      <text:p text:style-name="P74"/>
      <text:p text:style-name="P37">18-1-2019<text:span text:style-name="T1">------------&gt;Assessment test.</text:span></text:p>
      <text:p text:style-name="P74"/>
      <text:p text:style-name="P37">21-1-2019<text:span text:style-name="T1">------------&gt;On leave.</text:span></text:p>
      <text:p text:style-name="P74"/>
      <text:p text:style-name="P37">22-1-2019<text:span text:style-name="T1">------------&gt;On leave.</text:span></text:p>
      <text:p text:style-name="P38"><text:soft-page-break/>23-1-2019<text:span text:style-name="T1">-----------&gt;live contest 2 easy level programs on hacker rank.</text:span></text:p>
      <text:p text:style-name="P75"/>
      <text:p text:style-name="P38">24-1-2019<text:span text:style-name="T1">-----------&gt;Took 2 interviews.</text:span></text:p>
      <text:p text:style-name="P75"/>
      <text:p text:style-name="P39">25-1-2019<text:span text:style-name="T36">-----------&gt;live contest 2 programs in hackers rank.</text:span></text:p>
      <text:p text:style-name="P117"/>
      <text:p text:style-name="P39"><text:span text:style-name="T27">28-1-2019</text:span><text:span text:style-name="T36">-----------&gt;started reading device drivers basic introduction.</text:span></text:p>
      <text:p text:style-name="P117"/>
      <text:p text:style-name="P40"><text:span text:style-name="T27">29-1-2019</text:span><text:span text:style-name="T36">-----------&gt;Introduction of device drivers and building and loading modules.</text:span></text:p>
      <text:p text:style-name="P118"/>
      <text:p text:style-name="P41"><text:span text:style-name="T27">30-1-2019</text:span><text:span text:style-name="T36">-----------&gt;Compiled hello world module and gone through half of 2</text:span><text:span text:style-name="T56">nd</text:span><text:span text:style-name="T36"> chapter in ldd.</text:span></text:p>
      <text:p text:style-name="P119"/>
      <text:p text:style-name="P42"><text:span text:style-name="T27">31-1-2019</text:span><text:span text:style-name="T36">-----------&gt;started reading about gstreamer.</text:span></text:p>
      <text:p text:style-name="P120"/>
      <text:p text:style-name="P42"><text:span text:style-name="T27">1-</text:span><text:span text:style-name="T34">2</text:span><text:span text:style-name="T27">-2019</text:span><text:span text:style-name="T36">-------------&gt;Gone through difference between centralized and distributed version control </text:span></text:p>
      <text:p text:style-name="P120"><text:s text:c="35"/>tool ,git commands and took one interview.</text:p>
      <text:p text:style-name="P120"/>
      <text:p text:style-name="P43"><text:span text:style-name="T27">4-</text:span><text:span text:style-name="T34">2</text:span><text:span text:style-name="T27">-2019</text:span><text:span text:style-name="T36">-------------&gt;practiced git commands by creating github account.</text:span></text:p>
      <text:p text:style-name="P121"/>
      <text:p text:style-name="P44"><text:span text:style-name="T27">5-</text:span><text:span text:style-name="T34">2</text:span><text:span text:style-name="T27">-2019</text:span><text:span text:style-name="T54">-------------&gt;</text:span><text:span text:style-name="T36">ocdm code overlook.</text:span></text:p>
      <text:p text:style-name="P122"/>
      <text:p text:style-name="P45"><text:span text:style-name="T27">6-</text:span><text:span text:style-name="T34">2</text:span><text:span text:style-name="T27">-2019</text:span><text:span text:style-name="T36">-------------&gt;Trying to find out where clearkey support is present(not completed).</text:span></text:p>
      <text:p text:style-name="P123"/>
      <text:p text:style-name="P46"><text:span text:style-name="T27">7-</text:span><text:span text:style-name="T34">2</text:span><text:span text:style-name="T27">-2019</text:span><text:span text:style-name="T36">-------------&gt;</text:span><text:span text:style-name="T44">Trying to find out where clearkey support is present(not completed).</text:span></text:p>
      <text:p text:style-name="P124"/>
      <text:p text:style-name="P46"><text:span text:style-name="T33">8-</text:span><text:span text:style-name="T34">2</text:span><text:span text:style-name="T27">-2019</text:span><text:span text:style-name="T36">-------------&gt;</text:span><text:span text:style-name="T44">Trying to find out where clearkey support is present(not completed).</text:span><text:span text:style-name="T36">(there in </text:span></text:p>
      <text:p text:style-name="P125"><text:s text:c="35"/>office for exactly 6 hours 8 to 2).</text:p>
      <text:p text:style-name="P125"/>
      <text:p text:style-name="P46"><text:span text:style-name="T27">11-</text:span><text:span text:style-name="T34">2</text:span><text:span text:style-name="T27">-2019</text:span><text:span text:style-name="T36">------------&gt;Preparing for interview.</text:span></text:p>
      <text:p text:style-name="P125"/>
      <text:p text:style-name="P47"><text:span text:style-name="T27">12-</text:span><text:span text:style-name="T34">2</text:span><text:span text:style-name="T27">-2019</text:span><text:span text:style-name="T36">------------&gt;Attended interview in qualcomm for position of building and integration.</text:span></text:p>
      <text:p text:style-name="P126"/>
      <text:p text:style-name="P47"><text:span text:style-name="T27">13-</text:span><text:span text:style-name="T34">2</text:span><text:span text:style-name="T27">-2019</text:span><text:span text:style-name="T36">------------&gt;Gone through some interview questions.</text:span></text:p>
      <text:p text:style-name="P126"/>
      <text:p text:style-name="P47"><text:span text:style-name="T27">14-</text:span><text:span text:style-name="T34">2</text:span><text:span text:style-name="T27">-2019</text:span><text:span text:style-name="T36">------------&gt;Basics of hashing concepts advanced data structures.</text:span></text:p>
      <text:p text:style-name="P126"/>
      <text:p text:style-name="P48"><text:span text:style-name="T27">15-</text:span><text:span text:style-name="T34">2</text:span><text:span text:style-name="T27">-2019</text:span><text:span text:style-name="T36">------------&gt;Wrote programs on bubble sort and selection sort of linked list.</text:span></text:p>
      <text:p text:style-name="P127"/>
      <text:p text:style-name="P48"><text:span text:style-name="T27">18-</text:span><text:span text:style-name="T34">2</text:span><text:span text:style-name="T27">-2019</text:span><text:span text:style-name="T36">------------&gt;Assessment test.</text:span></text:p>
      <text:p text:style-name="P127"/>
      <text:p text:style-name="P49"><text:span text:style-name="T27">19-2-2019</text:span><text:span text:style-name="T36">------------&gt;Quick sort algorithm and gone through ocdm source code.</text:span></text:p>
      <text:p text:style-name="P128"/>
      <text:p text:style-name="P50"><text:span text:style-name="T27">20-2-2019</text:span><text:span text:style-name="T36">------------&gt;Wrote code for quick sort of array.</text:span></text:p>
      <text:p text:style-name="P124"/>
      <text:p text:style-name="P172">21-2-2019<text:span text:style-name="T1">------------&gt;Basics of gstreamer.</text:span></text:p>
      <text:p text:style-name="P129"/>
      <text:p text:style-name="P172">22-2-2019<text:span text:style-name="T1">------------&gt;Elements </text:span><text:span text:style-name="T11">of gstreamer.</text:span></text:p>
      <text:p text:style-name="P130"/>
      <text:p text:style-name="P173">25-2-2019<text:span text:style-name="T1">------------&gt;Basic gstreamer programs to create elements.</text:span></text:p>
      <text:p text:style-name="P131"/>
      <text:p text:style-name="P174">26-2-2019<text:span text:style-name="T1">------------&gt;Bins and pads.</text:span></text:p>
      <text:p text:style-name="P132"/>
      <text:p text:style-name="P175"><text:soft-page-break/>27-2-2019<text:span text:style-name="T1">------------&gt;Bus,Pads and capabilities.</text:span></text:p>
      <text:p text:style-name="P124"/>
      <text:p text:style-name="P176">28-2-2019<text:span text:style-name="T1">------------&gt;Python basics, keywords and identifiers.</text:span></text:p>
      <text:p text:style-name="P133"/>
      <text:p text:style-name="P176">1-3-2019<text:span text:style-name="T1">--------------&gt;Python statements,comments and variables.</text:span></text:p>
      <text:p text:style-name="P133"/>
      <text:p text:style-name="P177">4-3-2019<text:span text:style-name="T1">-------------&gt;Python datatypes,Type conversion and type casting.</text:span></text:p>
      <text:p text:style-name="P134"/>
      <text:p text:style-name="P177">5-3-2<text:span text:style-name="T58">0</text:span>19<text:span text:style-name="T1">-------------&gt;</text:span><text:span text:style-name="T12">Python i/o and import and operators.</text:span></text:p>
      <text:p text:style-name="P135"/>
      <text:p text:style-name="P178">6-3-2019<text:span text:style-name="T1">-------------&gt;Python operators and namespace.</text:span></text:p>
      <text:p text:style-name="P136"/>
      <text:p text:style-name="P178">7-3-2019<text:span text:style-name="T1">-------------&gt;Python if else,for while loops,break and continue,pass.</text:span></text:p>
      <text:p text:style-name="P136"/>
      <text:p text:style-name="P178">8-3-2019<text:span text:style-name="T1">-------------&gt;Python functions,arguments,recursion,lamda function.</text:span></text:p>
      <text:p text:style-name="P136"/>
      <text:p text:style-name="P178">11-3-2019<text:span text:style-name="T1">------------&gt;Python global and local variables,modules and packages.</text:span></text:p>
      <text:p text:style-name="P136"/>
      <text:p text:style-name="P178">12-3-2019<text:span text:style-name="T1">------------&gt;Python numbers.</text:span></text:p>
      <text:p text:style-name="P136"/>
      <text:p text:style-name="P178">13-3-2019<text:span text:style-name="T1">------------&gt;Python lists.</text:span></text:p>
      <text:p text:style-name="P136"/>
      <text:p text:style-name="P179">14-3-2019<text:span text:style-name="T1">------------&gt;Python tuple.</text:span></text:p>
      <text:p text:style-name="P137"/>
      <text:p text:style-name="P180">15-3-2019<text:span text:style-name="T1">------------&gt;python string.</text:span></text:p>
      <text:p text:style-name="P138"/>
      <text:p text:style-name="P180">18-3-2019<text:span text:style-name="T1">------------&gt;On leave.</text:span></text:p>
      <text:p text:style-name="P138"/>
      <text:p text:style-name="P180">19-3-2019<text:span text:style-name="T1">------------&gt;On leave.</text:span></text:p>
      <text:p text:style-name="P180"/>
      <text:p text:style-name="P181">20-3-2019<text:span text:style-name="T1">------------&gt;Python set.</text:span></text:p>
      <text:p text:style-name="P181"/>
      <text:p text:style-name="P181">21-3-2019<text:span text:style-name="T1">------------&gt;To add DRM support to gstreamer.</text:span></text:p>
      <text:p text:style-name="P181"/>
      <text:p text:style-name="P181">22-3-2019<text:span text:style-name="T1">------------&gt;To add DRM support to gstreamer.</text:span></text:p>
      <text:p text:style-name="P181"/>
      <text:p text:style-name="P181">25-3-2019<text:span text:style-name="T1">------------&gt;Bug fixing and drm.</text:span></text:p>
      <text:p text:style-name="P181"/>
      <text:p text:style-name="P181">26-3-2019<text:span text:style-name="T1">------------&gt;Bug fixing and drm.</text:span></text:p>
      <text:p text:style-name="P181"/>
      <text:p text:style-name="P181">27-3-2019<text:span text:style-name="T1">------------&gt;Bug fixing and drm.</text:span></text:p>
      <text:p text:style-name="P181"/>
      <text:p text:style-name="P181">28-3-2019<text:span text:style-name="T1">------------&gt;Bug fixing and drm.</text:span></text:p>
      <text:p text:style-name="P181"/>
      <text:p text:style-name="P181">29-3-2019<text:span text:style-name="T1">------------&gt;Bug fixing and drm.</text:span></text:p>
      <text:p text:style-name="P181"/>
      <text:p text:style-name="P182">1-4-2019<text:span text:style-name="T1">-------------&gt;went through clear key source in webkit.</text:span></text:p>
      <text:p text:style-name="P182"/>
      <text:p text:style-name="P209"><text:span text:style-name="T49">2-4-2019</text:span><text:span text:style-name="T45">-------------&gt;</text:span><text:span text:style-name="Strong_20_Emphasis"><text:span text:style-name="T59">CDMClearKey.cpp </text:span></text:span><text:span text:style-name="Strong_20_Emphasis"><text:span text:style-name="T60">code in webkit and monthly presentation.</text:span></text:span></text:p>
      <text:p text:style-name="P209"/>
      <text:p text:style-name="P183">3-4-2019<text:span text:style-name="T1">-------------&gt;</text:span><text:span text:style-name="Strong_20_Emphasis"><text:span text:style-name="T61">CDMClearKey.cpp </text:span></text:span><text:span text:style-name="Strong_20_Emphasis"><text:span text:style-name="T62">code in webkit.</text:span></text:span></text:p>
      <text:p text:style-name="P183"/>
      <text:p text:style-name="P183"><text:soft-page-break/><text:span text:style-name="Strong_20_Emphasis"><text:span text:style-name="T63">4-4-2019</text:span></text:span><text:span text:style-name="Strong_20_Emphasis"><text:span text:style-name="T65">-------------&gt;Clear key system implementation document and volatile key word.</text:span></text:span></text:p>
      <text:p text:style-name="P183"/>
      <text:p text:style-name="P184"><text:span text:style-name="Strong_20_Emphasis"><text:span text:style-name="T64">5-4-2019</text:span></text:span><text:span text:style-name="Strong_20_Emphasis"><text:span text:style-name="T66">-------------&gt;Gone through clearkey DRM pdf.</text:span></text:span></text:p>
      <text:p text:style-name="P184"/>
      <text:p text:style-name="P184"><text:span text:style-name="Strong_20_Emphasis"><text:span text:style-name="T64">8-4-2019</text:span></text:span><text:span text:style-name="Strong_20_Emphasis"><text:span text:style-name="T66">-------------&gt;1.C program to reset first bit from LSB.</text:span></text:span></text:p>
      <text:p text:style-name="P184"><text:span text:style-name="Strong_20_Emphasis"><text:span text:style-name="T66"><text:tab/><text:tab/> <text:s text:c="9"/>2.C program to print 2D array using single for loop.</text:span></text:span></text:p>
      <text:p text:style-name="P184"><text:span text:style-name="Strong_20_Emphasis"><text:span text:style-name="T66"><text:tab/><text:tab/> <text:s text:c="9"/>3.C program to implement stack.</text:span></text:span></text:p>
      <text:p text:style-name="P113"><text:tab/><text:tab/> <text:s text:c="9"/><text:span text:style-name="T67">4.C program to merge two stacks.</text:span></text:p>
      <text:p text:style-name="P113"/>
      <text:p text:style-name="P113"/>
      <text:p text:style-name="P108"><text:span text:style-name="T24">9-4-2019</text:span><text:span text:style-name="T67">-------------&gt;Preparing for xilinx interview.</text:span> </text:p>
      <text:p text:style-name="P108"/>
      <text:p text:style-name="P185">10-4-2019<text:span text:style-name="T1">-----------&gt;Attended xilinx interview at RMS.</text:span></text:p>
      <text:p text:style-name="P185"/>
      <text:p text:style-name="P185">12-4-2019<text:span text:style-name="T1">-----------&gt;DRM.</text:span></text:p>
      <text:p text:style-name="P185"/>
      <text:p text:style-name="P186">13-4-2019<text:span text:style-name="T1">-----------&gt;DRM.</text:span></text:p>
      <text:p text:style-name="P186"/>
      <text:p text:style-name="P187">15-4-2019<text:span text:style-name="T1">-----------&gt;Clear key DRM.</text:span></text:p>
      <text:p text:style-name="P187"/>
      <text:p text:style-name="P187">16-4-2019<text:span text:style-name="T1">-----------&gt;Clear key DRM.</text:span></text:p>
      <text:p text:style-name="P187"/>
      <text:p text:style-name="P187">17-4-2019<text:span text:style-name="T1">-----------&gt;Clear key DRM.</text:span></text:p>
      <text:p text:style-name="P187"/>
      <text:p text:style-name="P187">18-4-2019<text:span text:style-name="T1">-----------&gt;Clear key DRM.</text:span></text:p>
      <text:p text:style-name="P187"/>
      <text:p text:style-name="P187">19-4-2019<text:span text:style-name="T1">-----------&gt;Prepared ppt on project for assessment.</text:span></text:p>
      <text:p text:style-name="P187"/>
      <text:p text:style-name="P188">22-4-2019<text:span text:style-name="T1">-----------&gt;looked into how to add crypto plugin in player.</text:span></text:p>
      <text:p text:style-name="P188"/>
      <text:p text:style-name="P188">23-4-2019<text:span text:style-name="T1">-----------&gt;Presented ppt for assessment.</text:span></text:p>
      <text:p text:style-name="P188"/>
      <text:p text:style-name="P188">24-4-2019<text:span text:style-name="T1">-----------&gt;Prepared question paper and gstreamer application.</text:span></text:p>
      <text:p text:style-name="P188"/>
      <text:p text:style-name="P188">25-4-2019<text:span text:style-name="T1">-----------&gt;Gstreamer player application.</text:span></text:p>
      <text:p text:style-name="P188"/>
      <text:p text:style-name="P189">26-4-2019-----------&gt;<text:span text:style-name="T13">Gstreamer player application.</text:span></text:p>
      <text:p text:style-name="P189"/>
      <text:p text:style-name="P189">29-4-2019<text:span text:style-name="T1">-----------&gt;Hackerank practicing.</text:span></text:p>
      <text:p text:style-name="P189"/>
      <text:p text:style-name="P189">30-4-2019<text:span text:style-name="T1">-----------&gt;Worked on fixing back button in player.</text:span></text:p>
      <text:p text:style-name="P189"/>
      <text:p text:style-name="P189">1-5-2019<text:span text:style-name="T1">-------------&gt;how to add folder button in player.</text:span></text:p>
      <text:p text:style-name="P189"/>
      <text:p text:style-name="P189">2-5-2019<text:span text:style-name="T1">-------------&gt;Hackerrank.</text:span></text:p>
      <text:p text:style-name="P189"/>
      <text:p text:style-name="P189">3-5-2019<text:span text:style-name="T1">-------------&gt;Hackerank.</text:span></text:p>
      <text:p text:style-name="P189"/>
      <text:p text:style-name="P189">6-5-2019<text:span text:style-name="T1">-------------&gt;Python in hacherank.</text:span></text:p>
      <text:p text:style-name="P189"/>
      <text:p text:style-name="P190">7-5-2019<text:span text:style-name="T1">-------------&gt; </text:span><text:span text:style-name="T14">Python in hacherank.</text:span></text:p>
      <text:p text:style-name="P190"/>
      <text:p text:style-name="P190"><text:soft-page-break/>8-5-2019<text:span text:style-name="T1">------------&gt;Looked into how to provide multimedia security for car infotainment.</text:span></text:p>
      <text:p text:style-name="P190"/>
      <text:p text:style-name="P191">9-5-2019<text:span text:style-name="T1">------------&gt;Gone through crypto module.</text:span></text:p>
      <text:p text:style-name="P191"/>
      <text:p text:style-name="P191">10-5-2019<text:span text:style-name="T1">-----------&gt;On leave.</text:span></text:p>
      <text:p text:style-name="P191"/>
      <text:p text:style-name="P191">13-5-2019<text:span text:style-name="T1">-----------&gt;AES-128-cbc encryption.</text:span></text:p>
      <text:p text:style-name="P191"/>
      <text:p text:style-name="P191">14-5-2019<text:span text:style-name="T1">-----------&gt;substitution and permutation network in AES encryption.</text:span></text:p>
      <text:p text:style-name="P191"/>
      <text:p text:style-name="P192">15-5-2019<text:span text:style-name="T1">-----------&gt;Cipher Block Chaining(CBC) mode of encryption.</text:span></text:p>
      <text:p text:style-name="P192"/>
      <text:p text:style-name="P193">16-5-2019<text:span text:style-name="T1">-----------&gt;Gave demo on aes-128 encryption.</text:span></text:p>
      <text:p text:style-name="P193"/>
      <text:p text:style-name="P193">17-5-2019<text:span text:style-name="T1">-----------&gt;Trying to cross compile gstreamer code and got some errors like libraries</text:span></text:p>
      <text:p text:style-name="P142"><text:s text:c="34"/>missing.</text:p>
      <text:p text:style-name="P193"/>
      <text:p text:style-name="P193">20-5-2019<text:span text:style-name="T1">-----------&gt;Installed arm toolchain and tried to cross compile same errors.</text:span></text:p>
      <text:p text:style-name="P193"/>
      <text:p text:style-name="P193">21-5-2019<text:span text:style-name="T1">-----------&gt;Tried to create new rootfilesystem for arm using chroot.</text:span></text:p>
      <text:p text:style-name="P193"/>
      <text:p text:style-name="P193">22-5-2019<text:span text:style-name="T1">-----------&gt;Faced some errors in installing gstreamer packages and tried with another way.</text:span></text:p>
      <text:p text:style-name="P193"/>
      <text:p text:style-name="P193">23-5-2019<text:span text:style-name="T1">-----------&gt;Sucessfully installed gstreamer libraries using chroot and cross compiled </text:span></text:p>
      <text:p text:style-name="P142"><text:s text:c="34"/>gstreamer code.</text:p>
      <text:p text:style-name="P193"/>
      <text:p text:style-name="P193">24-5-2019<text:span text:style-name="T1">-----------&gt;Executable generated after cross compiling but while testing in raspberry pi</text:span></text:p>
      <text:p text:style-name="P142"><text:s text:c="34"/>board error occured unable to set pipeline to playing state.</text:p>
      <text:p text:style-name="P193"/>
      <text:p text:style-name="P193">27-5-2019<text:span text:style-name="T1">-----------&gt;Debugged and came to know sink is not supported on board and used with </text:span></text:p>
      <text:p text:style-name="P142"><text:s text:c="34"/>different sink.Video is playing but very slow.</text:p>
      <text:p text:style-name="P193"/>
      <text:p text:style-name="P193">28-5-2019<text:span text:style-name="T1">-----------&gt;Used hardware omx decoders for better performance but same no </text:span></text:p>
      <text:p text:style-name="P142"><text:s text:c="34"/>improvement found.</text:p>
      <text:p text:style-name="P193"/>
      <text:p text:style-name="P193">29-5-2019<text:span text:style-name="T1">-----------&gt;</text:span><text:span text:style-name="T15">Installed putty and run gstreamer code on top of agl image.</text:span></text:p>
      <text:p text:style-name="P193"/>
      <text:p text:style-name="P194">30-5-2019<text:span text:style-name="T1">-----------&gt;Unable to play player because some of gstreamer packages are not installed </text:span></text:p>
      <text:p text:style-name="P143"><text:s text:c="34"/>in Agl source code.</text:p>
      <text:p text:style-name="P194"/>
      <text:p text:style-name="P194">31-5-2019<text:span text:style-name="T1">-----------&gt;To install gstreamer packages in agl apt folder is missing,investigated on how</text:span></text:p>
      <text:p text:style-name="P143"><text:s text:c="34"/>to installed packages in agl.</text:p>
      <text:p text:style-name="P194"/>
      <text:p text:style-name="P194">3-6-2019<text:span text:style-name="T1">------------&gt;Found one document to install packages in agl and project was moved from </text:span></text:p>
      <text:p text:style-name="P143"><text:s text:c="33"/>infotainment to smart phone.</text:p>
      <text:p text:style-name="P143"/>
      <text:p text:style-name="P195">4-6-2019<text:span text:style-name="T1">------------&gt;Went through android architecture.</text:span></text:p>
      <text:p text:style-name="P195"/>
      <text:p text:style-name="P195">5-6-2019<text:span text:style-name="T1">------------&gt;Went through difference between andriod and android go.</text:span></text:p>
      <text:p text:style-name="P195"/>
      <text:p text:style-name="P195">6-6-2019<text:span text:style-name="T1">------------&gt;Gave demo on android architecture.</text:span></text:p>
      <text:p text:style-name="P195"/>
      <text:p text:style-name="P195"><text:soft-page-break/>7-6-2019<text:span text:style-name="T1">------------&gt;went through changes to made in Linux kernel to make it compatible with </text:span></text:p>
      <text:p text:style-name="P144"><text:s text:c="33"/>android.</text:p>
      <text:p text:style-name="P195"/>
      <text:p text:style-name="P195">10-6-2019<text:span text:style-name="T1">-----------&gt;Downloaded aosp source code and sucessfully builded it.</text:span></text:p>
      <text:p text:style-name="P195"/>
      <text:p text:style-name="P195">11-6-2019<text:span text:style-name="T1">-----------&gt;Got msm8905 code and synced HLOS and tried to build HLOS got errors.</text:span></text:p>
      <text:p text:style-name="P195"/>
      <text:p text:style-name="P195">12-6-2019<text:span text:style-name="T1">-----------&gt;To resolve errors again HLOS is synced </text:span><text:span text:style-name="T16">and solved counting valleys program</text:span></text:p>
      <text:p text:style-name="P145"><text:s text:c="34"/>in hackerank.</text:p>
      <text:p text:style-name="P195"/>
      <text:p text:style-name="P196">13-6-2019<text:span text:style-name="T1">-----------&gt;Installed some packages by modifying in sources.list file still facing error</text:span></text:p>
      <text:p text:style-name="P146"><text:s text:c="34"/>(different).</text:p>
      <text:p text:style-name="P146"/>
      <text:p text:style-name="P197">14-6-2019<text:span text:style-name="T1">-----------&gt;Refered LTE document and QXDM tool.</text:span></text:p>
      <text:p text:style-name="P197"/>
      <text:p text:style-name="P197">17-6-2019<text:span text:style-name="T1">-----------&gt;LTE architecture.</text:span></text:p>
      <text:p text:style-name="P197"/>
      <text:p text:style-name="P198">18-6-2019<text:span text:style-name="T1">-----------&gt;LTE layers and channels,</text:span><text:span text:style-name="T17">Builded HLOS.</text:span></text:p>
      <text:p text:style-name="P198"/>
      <text:p text:style-name="P198">19-6-2019<text:span text:style-name="T1">-----------&gt;QXDM tool practice,LTE radio frame and synced msm8905 code.</text:span></text:p>
      <text:p text:style-name="P198"/>
      <text:p text:style-name="P198">20-6-2019<text:span text:style-name="T1">-----------&gt;LTE session on internal call flow,session on git and trying to build HLOS.</text:span></text:p>
      <text:p text:style-name="P198"/>
      <text:p text:style-name="P199">21-6-2019<text:span text:style-name="T1">-----------&gt;Assessment on LTE theory.</text:span></text:p>
      <text:p text:style-name="P199"/>
      <text:p text:style-name="P199">24-6-2019<text:span text:style-name="T1">-----------&gt;Builded boot images in NON-HLOS and attended sessions on git and LTE.</text:span></text:p>
      <text:p text:style-name="P199"/>
      <text:p text:style-name="P199">25-6-2019<text:span text:style-name="T1">-----------&gt;Builded rpm and facing errors while building modem due to installation </text:span></text:p>
      <text:p text:style-name="P147"><text:s text:c="33"/>problem in hexagon tools and attended sessions on git and LTE.</text:p>
      <text:p text:style-name="P147"/>
      <text:p text:style-name="P200">2<text:span text:style-name="T68">6</text:span>-6-2019<text:span text:style-name="T1">-----------&gt;Builded modem module and gave practical test on QXDM.</text:span></text:p>
      <text:p text:style-name="P200"/>
      <text:p text:style-name="P201">27-6-<text:span text:style-name="T69">2019</text:span><text:span text:style-name="T18">-----------&gt;Wrote assessment on c programming 9 questions.</text:span></text:p>
      <text:p text:style-name="P201"/>
      <text:p text:style-name="P210"><text:span text:style-name="T50">28-6-2019</text:span><text:span text:style-name="T46">-----------&gt;6</text:span><text:span text:style-name="T57">th</text:span><text:span text:style-name="T46"> question in assessment.</text:span></text:p>
      <text:p text:style-name="P210"/>
      <text:p text:style-name="P51"><text:span text:style-name="T27">1-7-2019</text:span><text:span text:style-name="T36">-------------&gt;On leave.</text:span></text:p>
      <text:p text:style-name="P51"/>
      <text:p text:style-name="P51"><text:span text:style-name="T27">2-7-2019</text:span><text:span text:style-name="T36">-------------&gt;On leave.</text:span></text:p>
      <text:p text:style-name="P51"/>
      <text:p text:style-name="P51"><text:span text:style-name="T27">3-7-2019</text:span><text:span text:style-name="T36">-------------&gt;Attended LTE session on paging,TAU,LCP,scheduling and BSR.</text:span></text:p>
      <text:p text:style-name="P51"/>
      <text:p text:style-name="P52"><text:span text:style-name="T27">4-7-2019</text:span><text:span text:style-name="T36">-------------&gt;RACH concept in LTE.</text:span></text:p>
      <text:p text:style-name="P52"/>
      <text:p text:style-name="P52"><text:span text:style-name="T27">5-7-2019</text:span><text:span text:style-name="T36">-------------&gt;Flashed android on feature phone and tested sim status.</text:span></text:p>
      <text:p text:style-name="P52"/>
      <text:p text:style-name="P52"><text:span text:style-name="T27">8-7-2019</text:span><text:span text:style-name="T36">-------------&gt;Searched on available plugins to find out type of DRM.</text:span></text:p>
      <text:p text:style-name="P52"/>
      <text:p text:style-name="P52"><text:span text:style-name="T27">9-7-2019</text:span><text:span text:style-name="T36">-------------&gt;Builded open embedded code and flashed it on dragon board 410c.</text:span></text:p>
      <text:p text:style-name="P52"/>
      <text:p text:style-name="P52"><text:span text:style-name="T27">10-7-2019</text:span><text:span text:style-name="T36">-----------&gt;Connected dragon board through hdmi and played clear key encrypted video.</text:span></text:p>
      <text:p text:style-name="P52"/>
      <text:p text:style-name="P53"><text:soft-page-break/><text:span text:style-name="T27">11-7-2019</text:span><text:span text:style-name="T36">------------&gt;Tried to play audio by adding mezzanine board but didnt work,</text:span></text:p>
      <text:p text:style-name="P53"/>
      <text:p text:style-name="P54"><text:span text:style-name="T27">12-7-2019</text:span><text:span text:style-name="T36">------------&gt;Wrote assessment in cat tool and investigated on chromium source code.</text:span></text:p>
      <text:p text:style-name="P54"/>
      <text:p text:style-name="P54"><text:span text:style-name="T35">15-7-2019</text:span><text:span text:style-name="T47">------------&gt;Practiced c programs ,got QC and CKT source code and installed meld tool </text:span></text:p>
      <text:p text:style-name="P150"><text:s text:c="35"/>for comparision.</text:p>
      <text:p text:style-name="P54"/>
      <text:p text:style-name="P54"><text:span text:style-name="T35">16-7-2019</text:span><text:span text:style-name="T47">------------&gt; </text:span><text:span text:style-name="T48">Investigated on adding widevine support to lhg-oe-manifest.</text:span></text:p>
      <text:p text:style-name="P54"/>
      <text:p text:style-name="P55"><text:span text:style-name="T27">17-7-2019</text:span><text:span text:style-name="T36">------------&gt;Attended session on git and involved in preparing demo on drm to intel client.</text:span></text:p>
      <text:p text:style-name="P55"/>
      <text:p text:style-name="P56"><text:span text:style-name="T27">18-7-2019</text:span><text:span text:style-name="T36">------------&gt;Android bootloader code flow.</text:span></text:p>
      <text:p text:style-name="P56"/>
      <text:p text:style-name="P56"><text:span text:style-name="T27">19-7-2019</text:span><text:span text:style-name="T36">------------&gt;Weekly assesment on c programming.</text:span></text:p>
      <text:p text:style-name="P56"/>
      <text:p text:style-name="P56"><text:span text:style-name="T27">22-7-2019</text:span><text:span text:style-name="T36">------------&gt;Tried to collect bootloader logs using adb and putty.</text:span></text:p>
      <text:p text:style-name="P56"/>
      <text:p text:style-name="P56"><text:span text:style-name="T27">23-7-2019</text:span><text:span text:style-name="T36">------------&gt;Attended session on Linux Internals(File management) and modified aboot.c</text:span></text:p>
      <text:p text:style-name="P153"><text:s text:c="35"/>in bootloader.</text:p>
      <text:p text:style-name="P153"/>
      <text:p text:style-name="P202">24-7-2019<text:span text:style-name="T1">------------&gt;Attended session on build and integration given by narsireddy.(git)</text:span></text:p>
      <text:p text:style-name="P202"/>
      <text:p text:style-name="P202">25-7-2019<text:span text:style-name="T1">------------&gt;Attended session on build and integration given by narsireddy.(git)</text:span></text:p>
      <text:p text:style-name="P202"/>
      <text:p text:style-name="P202">26-7-2019<text:span text:style-name="T1">------------&gt;Removed built out directory using git -fxd and gave demo on project.</text:span></text:p>
      <text:p text:style-name="P202"/>
      <text:p text:style-name="P203">29-7-2019<text:span text:style-name="T1">-----------&gt;Added ckt bootloader changes to Android go.</text:span></text:p>
      <text:p text:style-name="P203"/>
      <text:p text:style-name="P203">30-7-2019<text:span text:style-name="T1">-----------&gt;Added ckt bootloader changes to Android go.</text:span></text:p>
      <text:p text:style-name="P203"/>
      <text:p text:style-name="P203">31-7-2019<text:span text:style-name="T1">-----------&gt;Added ckt bootloader changes to Android go.</text:span></text:p>
      <text:p text:style-name="P203"/>
      <text:p text:style-name="P203">1-8-2019<text:span text:style-name="T1">-------------&gt;Added ckt bootloader changes to Android go.</text:span></text:p>
      <text:p text:style-name="P203"/>
      <text:p text:style-name="P203">2-8-2019<text:span text:style-name="T1">-------------&gt;Added ckt bootloader changes to Android go(All employee meet).</text:span></text:p>
      <text:p text:style-name="P203"/>
      <text:p text:style-name="P203">5-8-2019<text:span text:style-name="T1">-------------&gt;Completed porting bootloader changes in android go and builded it.</text:span></text:p>
      <text:p text:style-name="P203"/>
      <text:p text:style-name="P203">6-8-2019<text:span text:style-name="T1">-------------&gt;Faced errors while building and tried to resolve them.</text:span></text:p>
      <text:p text:style-name="P203"/>
      <text:p text:style-name="P203">7-8-2019<text:span text:style-name="T1">-------------&gt;Resolved 4 to 5 errors occured while building android bootloader code.</text:span></text:p>
      <text:p text:style-name="P203"/>
      <text:p text:style-name="P203">8-8-2019<text:span text:style-name="T1">-------------&gt;Resolved 4 to 5 errors occured while building android bootloader code.</text:span></text:p>
      <text:p text:style-name="P203"/>
      <text:p text:style-name="P203">9-8-2019<text:span text:style-name="T1">-------------&gt;Done assessment on c coding.</text:span></text:p>
      <text:p text:style-name="P203"/>
      <text:p text:style-name="P204">12-8-2019<text:span text:style-name="T1">------------&gt;Started modifying kernel code in msm8905.</text:span></text:p>
      <text:p text:style-name="P204"/>
      <text:p text:style-name="P204">13-8-2019<text:span text:style-name="T1">------------&gt;Modified some file in kernel dts level.</text:span></text:p>
      <text:p text:style-name="P204"/>
      <text:p text:style-name="P204">14-8-2019------------&gt;<text:span text:style-name="T1">Modified some file in kernel dts level.</text:span></text:p>
      <text:p text:style-name="P204"/>
      <text:p text:style-name="P204"><text:soft-page-break/>15-8-2019<text:span text:style-name="T1">------------&gt;Holiday.</text:span></text:p>
      <text:p text:style-name="P204"/>
      <text:p text:style-name="P204">16-8-2019<text:span text:style-name="T1">------------&gt;Holiday.</text:span></text:p>
      <text:p text:style-name="P204"/>
      <text:p text:style-name="P204">19-8-2019<text:span text:style-name="T1">------------&gt;Went through OSI and TCP/IP concepts.</text:span></text:p>
      <text:p text:style-name="P204"/>
      <text:p text:style-name="P204">20-8-2019<text:span text:style-name="T1">------------&gt;QXDM,QPST,QFLASH documentation.</text:span></text:p>
      <text:p text:style-name="P204"/>
      <text:p text:style-name="P204">21-8-2019<text:span text:style-name="T1">------------&gt;Practiced git.</text:span></text:p>
      <text:p text:style-name="P204"/>
      <text:p text:style-name="P204">22-8-2019<text:span text:style-name="T1">------------&gt;Practiced git. </text:span></text:p>
      <text:p text:style-name="P154"/>
      <text:p text:style-name="P205">23-8-2019<text:span text:style-name="T1">------------&gt;Done programs on single and double linked list.</text:span></text:p>
      <text:p text:style-name="P205"/>
      <text:p text:style-name="P205">24-8-2019<text:span text:style-name="T1">------------&gt;Revised gstreamer.</text:span></text:p>
      <text:p text:style-name="P205"/>
      <text:p text:style-name="P205">26-8-2019<text:span text:style-name="T1">------------&gt;Gone through difference between general processor and DSP.</text:span></text:p>
      <text:p text:style-name="P205"/>
      <text:p text:style-name="P205">27-8-2019<text:span text:style-name="T1">------------&gt;Practiced linked list and c programs.</text:span></text:p>
      <text:p text:style-name="P205"/>
      <text:p text:style-name="P206">28-8-2019<text:span text:style-name="T1">------------&gt;</text:span><text:span text:style-name="T19">Went through dsp concepts like FIR IIR filter,fixed and floating point(went </text:span></text:p>
      <text:p text:style-name="P155"><text:s text:c="36"/>rms).</text:p>
      <text:p text:style-name="P206"/>
      <text:p text:style-name="P206"><text:span text:style-name="T70">29-8-2019</text:span><text:span text:style-name="T19">------------&gt;Synced msm8909 from git lab and tried to build HLOS again. </text:span></text:p>
      <text:p text:style-name="P206"/>
      <text:p text:style-name="P207">30-8-2019<text:span text:style-name="T1">------------&gt;Wrote assessment on hacker rank.</text:span></text:p>
      <text:p text:style-name="P207"/>
      <text:p text:style-name="P207">2-9-2019<text:span text:style-name="T1">--------------&gt;Holiday(Ganesh chathurdi).</text:span></text:p>
      <text:p text:style-name="P207"/>
      <text:p text:style-name="P207">3-9-2019<text:span text:style-name="T1">--------------&gt;Gave session to feature phone team how to port changes.</text:span></text:p>
      <text:p text:style-name="P207"/>
      <text:p text:style-name="P207">4-9-2019<text:span text:style-name="T1">--------------&gt;Practiced python for interview on B &amp; I and attended c session given by </text:span></text:p>
      <text:p text:style-name="P156"><text:s text:c="36"/>nagraj and gave mock interview.</text:p>
      <text:p text:style-name="P207"/>
      <text:p text:style-name="P207">5-9-2019<text:span text:style-name="T1">--------------&gt;Attended session Linux given by nagraj and prepared for interview.</text:span></text:p>
      <text:p text:style-name="P203"/>
      <text:p text:style-name="P208">6-9-2019<text:span text:style-name="T1">--------------&gt;Went for interview at qualcomm.</text:span></text:p>
      <text:p text:style-name="P208"/>
      <text:p text:style-name="P208">9-9-2019<text:span text:style-name="T1">--------------&gt;looked into vendor code of ckt.</text:span></text:p>
      <text:p text:style-name="P208"/>
      <text:p text:style-name="P208">10-<text:span text:style-name="T71">9</text:span>-2019<text:span text:style-name="T1">------------&gt;looked into vendor code of ckt.</text:span></text:p>
      <text:p text:style-name="P208"/>
      <text:p text:style-name="P212">11-9-2019<text:span text:style-name="T1">-------------&gt;Enabled logs in bootloader code of msm8905 by adding printf statements.</text:span></text:p>
      <text:p text:style-name="P212"/>
      <text:p text:style-name="P212">12-9-2019<text:span text:style-name="T1">-------------&gt;Holiday(due to ganesh nimarjan).</text:span></text:p>
      <text:p text:style-name="P212"/>
      <text:p text:style-name="P212">13-9-2019<text:span text:style-name="T1">-------------&gt;On leave.</text:span></text:p>
      <text:p text:style-name="P212"/>
      <text:p text:style-name="P212">16-9-2019<text:span text:style-name="T1">-------------&gt;Wrote assessment on c programs.</text:span></text:p>
      <text:p text:style-name="P212"/>
      <text:p text:style-name="P212">17-9-2019<text:span text:style-name="T1">--------------&gt;Practiced c programs.</text:span></text:p>
      <text:p text:style-name="P154"/>
      <text:p text:style-name="P152"><text:soft-page-break/></text:p>
      <text:p text:style-name="P54"/>
      <text:p text:style-name="P151"><text:s/></text:p>
      <text:p text:style-name="P52"/>
      <text:p text:style-name="P148"/>
      <text:p text:style-name="P51"/>
      <text:p text:style-name="P149"/>
      <text:p text:style-name="P142"/>
      <text:p text:style-name="P189"/>
      <text:p text:style-name="P141"/>
      <text:p text:style-name="P189"/>
      <text:p text:style-name="P140"/>
      <text:p text:style-name="P188"/>
      <text:p text:style-name="P139"/>
      <text:p text:style-name="P98"><text:s text:c="34"/></text:p>
      <text:p text:style-name="P98"/>
      <text:p text:style-name="P98"/>
      <text:p text:style-name="P62"><text:s text:c="49"/></text:p>
      <text:p text:style-name="P61"><text:s text:c="34"/></text:p>
      <text:p text:style-name="P61"/>
      <text:p text:style-name="P61"><text:s/></text:p>
      <text:p text:style-name="P60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5:19:18.112718762</meta:creation-date>
    <dc:date>2019-09-17T10:19:41.886555946</dc:date>
    <meta:editing-duration>PT9H9M41S</meta:editing-duration>
    <meta:editing-cycles>108</meta:editing-cycles>
    <meta:generator>LibreOffice/4.2.8.2$Linux_X86_64 LibreOffice_project/420m0$Build-2</meta:generator>
    <meta:document-statistic meta:table-count="0" meta:image-count="0" meta:object-count="0" meta:page-count="13" meta:paragraph-count="335" meta:word-count="2423" meta:character-count="20864" meta:non-whitespace-character-count="17922"/>
  </office:meta>
</office:document-meta>
</file>